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7.007cm" fo:margin-left="0.004cm" fo:margin-right="-0.011cm" style:page-number="auto" fo:break-before="page" table:align="margins" style:shadow="none" style:writing-mode="lr-tb"/>
    </style:style>
    <style:style style:name="Tabelle1.A" style:family="table-column">
      <style:table-column-properties style:column-width="3.711cm" style:rel-column-width="2104*"/>
    </style:style>
    <style:style style:name="Tabelle1.B" style:family="table-column">
      <style:table-column-properties style:column-width="3.787cm" style:rel-column-width="2147*"/>
    </style:style>
    <style:style style:name="Tabelle1.C" style:family="table-column">
      <style:table-column-properties style:column-width="3.648cm" style:rel-column-width="2068*"/>
    </style:style>
    <style:style style:name="Tabelle1.D" style:family="table-column">
      <style:table-column-properties style:column-width="3.676cm" style:rel-column-width="2084*"/>
    </style:style>
    <style:style style:name="Tabelle1.E" style:family="table-column">
      <style:table-column-properties style:column-width="2.185cm" style:rel-column-width="123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191cm" fo:border="0.018cm solid #000000"/>
    </style:style>
    <style:style style:name="Tabelle1.2" style:family="table-row">
      <style:table-row-properties style:min-row-height="0.011cm" style:keep-together="true" fo:keep-together="auto"/>
    </style:style>
    <style:style style:name="Tabelle1.A2" style:family="table-cell">
      <style:table-cell-properties fo:padding="0.191cm" fo:border-left="0.018cm solid #000000" fo:border-right="none" fo:border-top="none" fo:border-bottom="0.018cm solid #000000"/>
    </style:style>
    <style:style style:name="Tabelle1.E2" style:family="table-cell">
      <style:table-cell-properties fo:padding="0.191cm" fo:border-left="0.018cm solid #000000" fo:border-right="0.018cm solid #000000" fo:border-top="none" fo:border-bottom="0.018cm solid #000000"/>
    </style:style>
    <style:style style:name="Tabelle1.D7" style:family="table-cell">
      <style:table-cell-properties style:vertical-align="middle" fo:padding="0.191cm" fo:border-left="0.018cm solid #000000" fo:border-right="none" fo:border-top="none" fo:border-bottom="0.018cm solid #000000"/>
    </style:style>
    <style:style style:name="Tabelle1.8" style:family="table-row">
      <style:table-row-properties style:row-height="0.409cm" style:keep-together="true" fo:keep-together="auto"/>
    </style:style>
    <style:style style:name="Tabelle1.16" style:family="table-row">
      <style:table-row-properties style:min-row-height="0.894cm" style:keep-together="true" fo:keep-together="auto"/>
    </style:style>
    <style:style style:name="Tabelle1.17" style:family="table-row">
      <style:table-row-properties style:min-row-height="1.025cm" style:keep-together="true" fo:keep-together="auto"/>
    </style:style>
    <style:style style:name="Tabelle1.E62" style:family="table-cell">
      <style:table-cell-properties style:vertical-align="bottom" fo:padding="0.191cm" fo:border-left="0.018cm solid #000000" fo:border-right="0.018cm solid #000000" fo:border-top="none" fo:border-bottom="0.018cm solid #000000"/>
    </style:style>
    <style:style style:name="Tabelle1.C63" style:family="table-cell">
      <style:table-cell-properties style:vertical-align="middle" fo:padding="0.191cm" fo:border="0.018cm solid #000000"/>
    </style:style>
    <style:style style:name="Tabelle1.E85" style:family="table-cell">
      <style:table-cell-properties style:vertical-align="" fo:padding="0.191cm" fo:border-left="0.018cm solid #000000" fo:border-right="0.018cm solid #000000" fo:border-top="none" fo:border-bottom="0.018cm solid #000000"/>
    </style:style>
    <style:style style:name="Tabelle1.87" style:family="table-row">
      <style:table-row-properties style:min-row-height="0.859cm" style:keep-together="true" fo:keep-together="auto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>
        <style:tab-stops>
          <style:tab-stop style:position="1.706cm"/>
        </style:tab-stops>
      </style:paragraph-properties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 style:language-complex="am" style:country-complex="ET"/>
    </style:style>
    <style:style style:name="P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 style:language-complex="syr" style:country-complex="TR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style:font-name-asian="Ethiopic Unicode2" style:font-size-asian="9pt" style:font-name-complex="Ethiopic Unicode2" style:font-size-complex="9pt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 style:language-complex="am" style:country-complex="ET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style:font-name-asian="Ethiopic Unicode2" style:font-size-asian="9pt" style:font-name-complex="Ethiopic Unicode2" style:font-size-complex="9pt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" style:font-size-complex="9pt" style:font-weight-complex="normal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2" style:font-size-complex="9pt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2" style:font-size-complex="9pt" style:language-complex="am" style:country-complex="ET"/>
    </style:style>
    <style:style style:name="P1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" style:font-size-complex="9pt"/>
    </style:style>
    <style:style style:name="P1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" style:font-size-complex="9pt" style:language-complex="am" style:country-complex="ET"/>
    </style:style>
    <style:style style:name="P1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" style:font-size-complex="9pt" style:language-complex="syr" style:country-complex="TR"/>
    </style:style>
    <style:style style:name="P1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/>
    </style:style>
    <style:style style:name="P2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" style:font-size-complex="9pt"/>
    </style:style>
    <style:style style:name="P2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" style:font-size-complex="9pt" style:language-complex="syr" style:country-complex="TR"/>
    </style:style>
    <style:style style:name="P2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2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style:font-name-asian="Ethiopic Unicode2" style:font-size-asian="9pt" style:font-name-complex="Ethiopic Unicode2" style:font-size-complex="9pt" style:language-complex="am" style:country-complex="ET"/>
    </style:style>
    <style:style style:name="P2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Ethiopic Unicode" fo:font-size="9pt" fo:font-weight="bold" style:font-name-asian="Ethiopic Unicode2" style:font-size-asian="9pt" style:font-weight-asian="bold" style:font-name-complex="Ethiopic Unicode2" style:font-size-complex="9pt" style:language-complex="am" style:country-complex="ET" style:font-weight-complex="bold"/>
    </style:style>
    <style:style style:name="P2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7pt" style:font-name-asian="Ethiopic Unicode2" style:font-size-asian="7pt" style:font-name-complex="Ethiopic Unicode2" style:font-size-complex="7pt"/>
    </style:style>
    <style:style style:name="P2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7pt" style:font-name-asian="Ethiopic Unicode2" style:font-size-asian="7pt" style:font-name-complex="Ethiopic Unicode2" style:font-size-complex="7pt" style:language-complex="am" style:country-complex="ET"/>
    </style:style>
    <style:style style:name="P3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7pt" style:font-name-asian="Ethiopic Unicode2" style:font-size-asian="7pt" style:font-name-complex="Ethiopic Unicode2" style:font-size-complex="7pt" style:language-complex="syr" style:country-complex="TR"/>
    </style:style>
    <style:style style:name="P3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6pt" style:font-name-asian="Ethiopic Unicode2" style:font-size-asian="6pt" style:font-name-complex="Ethiopic Unicode2" style:font-size-complex="6pt" style:language-complex="am" style:country-complex="ET"/>
    </style:style>
    <style:style style:name="P3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8pt" style:font-name-asian="Ethiopic Unicode2" style:font-size-asian="8pt" style:font-name-complex="Ethiopic Unicode2" style:font-size-complex="8pt" style:language-complex="am" style:country-complex="ET"/>
    </style:style>
    <style:style style:name="P3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8pt" style:font-name-asian="Ethiopic Unicode2" style:font-size-asian="8pt" style:font-name-complex="Ethiopic Unicode2" style:font-size-complex="8pt"/>
    </style:style>
    <style:style style:name="P3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/>
    </style:style>
    <style:style style:name="P3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3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#ffff00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3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#ffff00" style:font-name-asian="Ethiopic Unicode2" style:font-size-asian="9pt" style:font-name-complex="Ethiopic Unicode2" style:font-size-complex="9pt"/>
    </style:style>
    <style:style style:name="P3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P3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4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style:font-name-asian="Ethiopic Unicode2" style:font-size-asian="9pt" style:font-name-complex="Ethiopic Unicode2" style:font-size-complex="9pt" style:language-complex="am" style:country-complex="ET"/>
    </style:style>
    <style:style style:name="P4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P4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2" style:font-size-asian="9pt" style:font-name-complex="Ethiopic Unicode" style:font-size-complex="9pt" style:language-complex="am" style:country-complex="ET"/>
    </style:style>
    <style:style style:name="P4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2" style:font-size-asian="9pt" style:font-name-complex="Ethiopic Unicode" style:font-size-complex="9pt"/>
    </style:style>
    <style:style style:name="P4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2" style:font-size-asian="9pt" style:font-name-complex="Ethiopic Unicode2" style:font-size-complex="9pt"/>
    </style:style>
    <style:style style:name="P4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P4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size-asian="9pt" style:font-size-complex="9pt"/>
    </style:style>
    <style:style style:name="P4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" style:font-size-complex="9pt" style:language-complex="am" style:country-complex="ET"/>
    </style:style>
    <style:style style:name="P4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" style:font-size-complex="9pt"/>
    </style:style>
    <style:style style:name="P4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2" style:font-size-complex="9pt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P5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00" style:font-name-asian="Ethiopic Unicode2" style:font-size-asian="9pt" style:font-weight-asian="normal" style:font-name-complex="Ethiopic Unicode2" style:font-size-complex="9pt" style:font-weight-complex="normal"/>
    </style:style>
    <style:style style:name="P5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00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" style:font-size-complex="9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" style:font-size-complex="9pt" style:font-weight-complex="normal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2" style:font-size-complex="9pt" style:font-weight-complex="normal"/>
    </style:style>
    <style:style style:name="P5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2" style:font-size-complex="9pt" style:font-weight-complex="normal"/>
    </style:style>
    <style:style style:name="P57" style:family="paragraph" style:parent-style-name="Standard">
      <style:paragraph-properties fo:margin-top="0cm" fo:margin-bottom="0cm" fo:line-height="100%" fo:text-align="start" style:justify-single-word="false"/>
      <style:text-properties fo:background-color="#ffff00"/>
    </style:style>
    <style:style style:name="P58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complex="am" style:country-complex="ET"/>
    </style:style>
    <style:style style:name="T3" style:family="text">
      <style:text-properties fo:language="de" fo:country="DE"/>
    </style:style>
    <style:style style:name="T4" style:family="text">
      <style:text-properties fo:language="de" fo:country="DE" fo:background-color="transparent"/>
    </style:style>
    <style:style style:name="T5" style:family="text">
      <style:text-properties fo:language="de" fo:country="DE" fo:background-color="transparent" style:language-complex="am" style:country-complex="ET"/>
    </style:style>
    <style:style style:name="T6" style:family="text">
      <style:text-properties fo:language="de" fo:country="DE" fo:background-color="transparent" style:font-name-complex="Ethiopic Unicode2" style:language-complex="am" style:country-complex="ET"/>
    </style:style>
    <style:style style:name="T7" style:family="text">
      <style:text-properties fo:language="de" fo:country="DE" fo:background-color="transparent" style:font-name-asian="Ethiopic Unicode2" style:font-name-complex="Ethiopic Unicode2" style:language-complex="syr" style:country-complex="TR"/>
    </style:style>
    <style:style style:name="T8" style:family="text">
      <style:text-properties fo:language="de" fo:country="DE" fo:font-weight="normal" fo:background-color="transparent" style:font-weight-asian="normal" style:language-complex="am" style:country-complex="ET" style:font-weight-complex="normal"/>
    </style:style>
    <style:style style:name="T9" style:family="text">
      <style:text-properties fo:language="de" fo:country="DE" style:font-name-complex="Ethiopic Unicode2"/>
    </style:style>
    <style:style style:name="T10" style:family="text">
      <style:text-properties fo:language="de" fo:country="DE" style:font-name-complex="Ethiopic Unicode2" style:language-complex="am" style:country-complex="ET"/>
    </style:style>
    <style:style style:name="T11" style:family="text">
      <style:text-properties fo:language="de" fo:country="DE" style:font-name-asian="Ethiopic Unicode2" style:font-name-complex="Ethiopic Unicode2" style:language-complex="syr" style:country-complex="TR"/>
    </style:style>
    <style:style style:name="T12" style:family="text">
      <style:text-properties fo:language="lv" fo:country="LV"/>
    </style:style>
    <style:style style:name="T13" style:family="text">
      <style:text-properties fo:language="lv" fo:country="LV" fo:background-color="transparent"/>
    </style:style>
    <style:style style:name="T14" style:family="text">
      <style:text-properties fo:language="lv" fo:country="LV" fo:background-color="transparent" style:language-complex="am" style:country-complex="ET"/>
    </style:style>
    <style:style style:name="T15" style:family="text">
      <style:text-properties fo:language="lv" fo:country="LV" fo:background-color="transparent" style:font-name-complex="Ethiopic Unicode2"/>
    </style:style>
    <style:style style:name="T16" style:family="text">
      <style:text-properties fo:language="lv" fo:country="LV" fo:background-color="transparent" style:font-name-complex="Ethiopic Unicode2" style:language-complex="am" style:country-complex="ET"/>
    </style:style>
    <style:style style:name="T17" style:family="text">
      <style:text-properties fo:language="lv" fo:country="LV" fo:background-color="transparent" style:font-name-asian="Ethiopic Unicode2" style:font-name-complex="Ethiopic Unicode2" style:language-complex="am" style:country-complex="ET"/>
    </style:style>
    <style:style style:name="T18" style:family="text">
      <style:text-properties fo:language="lv" fo:country="LV" fo:background-color="transparent" style:font-name-asian="Ethiopic Unicode2" style:font-name-complex="Ethiopic Unicode2" style:language-complex="syr" style:country-complex="TR"/>
    </style:style>
    <style:style style:name="T19" style:family="text">
      <style:text-properties fo:language="lv" fo:country="LV" style:language-complex="am" style:country-complex="ET"/>
    </style:style>
    <style:style style:name="T20" style:family="text">
      <style:text-properties fo:language="lv" fo:country="LV" fo:font-weight="normal" style:font-weight-asian="normal" style:font-weight-complex="normal"/>
    </style:style>
    <style:style style:name="T21" style:family="text">
      <style:text-properties fo:language="lv" fo:country="LV" fo:font-weight="normal" style:font-weight-asian="normal" style:language-complex="am" style:country-complex="ET" style:font-weight-complex="normal"/>
    </style:style>
    <style:style style:name="T22" style:family="text">
      <style:text-properties fo:language="lv" fo:country="LV" fo:font-weight="normal" fo:background-color="transparent" style:font-weight-asian="normal" style:language-complex="am" style:country-complex="ET" style:font-weight-complex="normal"/>
    </style:style>
    <style:style style:name="T23" style:family="text">
      <style:text-properties fo:language="lv" fo:country="LV" style:font-name-complex="Ethiopic Unicode2"/>
    </style:style>
    <style:style style:name="T24" style:family="text">
      <style:text-properties fo:language="lv" fo:country="LV" style:font-name-complex="Ethiopic Unicode2" style:language-complex="am" style:country-complex="ET"/>
    </style:style>
    <style:style style:name="T25" style:family="text">
      <style:text-properties fo:language="lv" fo:country="LV" style:font-name-asian="Ethiopic Unicode2" style:font-name-complex="Ethiopic Unicode2" style:language-complex="am" style:country-complex="ET"/>
    </style:style>
    <style:style style:name="T26" style:family="text">
      <style:text-properties fo:language="lv" fo:country="LV" style:font-name-asian="Ethiopic Unicode2" style:font-name-complex="Ethiopic Unicode2" style:language-complex="syr" style:country-complex="TR"/>
    </style:style>
    <style:style style:name="T27" style:family="text">
      <style:text-properties style:font-name-complex="Ethiopic Unicode"/>
    </style:style>
    <style:style style:name="T28" style:family="text">
      <style:text-properties fo:background-color="transparent"/>
    </style:style>
    <style:style style:name="T29" style:family="text">
      <style:text-properties fo:background-color="transparent" style:language-complex="am" style:country-complex="ET"/>
    </style:style>
    <style:style style:name="T30" style:family="text">
      <style:text-properties fo:background-color="transparent" style:font-name-complex="Ethiopic Unicode2" style:language-complex="am" style:country-complex="ET"/>
    </style:style>
    <style:style style:name="T31" style:family="text">
      <style:text-properties fo:font-weight="normal" fo:background-color="transparent" style:font-weight-asian="normal" style:language-complex="am" style:country-complex="E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weight-asian="normal" style:language-complex="am" style:country-complex="ET" style:font-weight-complex="normal"/>
    </style:style>
    <style:style style:name="T34" style:family="text">
      <style:text-properties style:font-name-complex="Ethiopic Unicode2" style:language-complex="am" style:country-complex="ET"/>
    </style:style>
    <style:style style:name="T35" style:family="text">
      <style:text-properties style:font-name="Ethiopic Unicode"/>
    </style:style>
    <style:style style:name="T36" style:family="text"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T37" style:family="text">
      <style:text-properties style:font-name="Ethiopic Unicode" fo:font-size="9pt" fo:language="de" fo:country="DE" style:font-name-asian="Ethiopic Unicode2" style:font-size-asian="9pt" style:font-name-complex="Ethiopic Unicode2" style:font-size-complex="9pt" style:language-complex="am" style:country-complex="ET"/>
    </style:style>
    <style:style style:name="T38" style:family="text">
      <style:text-properties style:font-name="Ethiopic Unicode" fo:font-size="9pt" fo:language="lv" fo:country="LV"/>
    </style:style>
    <style:style style:name="T39" style:family="text"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T40" style:family="text">
      <style:text-properties style:font-name="Ethiopic Unicode" fo:font-size="9pt" fo:language="lv" fo:country="LV" style:font-name-asian="Ethiopic Unicode2" style:font-size-asian="9pt" style:font-name-complex="Ethiopic Unicode2" style:font-size-complex="9pt" style:language-complex="am" style:country-complex="ET"/>
    </style:style>
    <style:style style:name="T41" style:family="text">
      <style:text-properties style:font-name="Ethiopic Unicode" fo:language="lv" fo:country="LV"/>
    </style:style>
    <style:style style:name="T42" style:family="text">
      <style:text-properties style:font-name="Ethiopic Unicode" fo:language="lv" fo:country="LV" style:language-complex="am" style:country-complex="ET"/>
    </style:style>
    <style:style style:name="T43" style:family="text">
      <style:text-properties style:font-name="Ethiopic Unicode" fo:language="lv" fo:country="LV" fo:font-weight="normal" style:font-weight-asian="normal" style:font-weight-complex="normal"/>
    </style:style>
    <style:style style:name="T44" style:family="text">
      <style:text-properties style:font-name="Ethiopic Unicode" style:language-complex="am" style:country-complex="ET"/>
    </style:style>
    <style:style style:name="T45" style:family="text">
      <style:text-properties style:font-name="Ethiopic Unicode" fo:font-weight="normal" style:font-weight-asian="normal" style:font-weight-complex="normal"/>
    </style:style>
    <style:style style:name="T46" style:family="text">
      <style:text-properties style:font-name="Ethiopic Unicode" fo:language="de" fo:country="DE"/>
    </style:style>
    <style:style style:name="T47" style:family="text">
      <style:text-properties style:font-name="Ethiopic Unicode1" style:language-complex="syr" style:country-complex="TR"/>
    </style:style>
    <style:style style:name="T48" style:family="text">
      <style:text-properties fo:font-size="9pt" fo:language="lv" fo:country="LV"/>
    </style:style>
    <style:style style:name="T49" style:family="text">
      <style:text-properties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T50" style:family="text">
      <style:text-properties fo:font-size="9pt" fo:language="lv" fo:country="LV" fo:background-color="#ffff00"/>
    </style:style>
    <style:style style:name="T51" style:family="text">
      <style:text-properties fo:font-size="9pt" fo:language="lv" fo:country="LV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T52" style:family="text">
      <style:text-properties fo:font-size="9pt" fo:language="de" fo:country="DE"/>
    </style:style>
    <style:style style:name="T53" style:family="text">
      <style:text-properties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T54" style:family="text">
      <style:text-properties fo:font-size="9pt" fo:language="de" fo:country="DE" fo:background-color="#ffff00"/>
    </style:style>
    <style:style style:name="T55" style:family="text">
      <style:text-properties fo:font-size="9pt" fo:language="de" fo:country="DE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T56" style:family="text">
      <style:text-properties fo:language="fr" fo:country="FR"/>
    </style:style>
    <style:style style:name="T57" style:family="text">
      <style:text-properties fo:color="#333333" fo:language="lv" fo:country="LV" fo:background-color="transparent" style:font-name-complex="Ethiopic Unicode2" style:language-complex="am" style:country-complex="ET"/>
    </style:style>
    <style:style style:name="T58" style:family="text">
      <style:text-properties fo:color="#1c1c1c" fo:language="de" fo:country="DE" fo:background-color="transparent" style:font-name-complex="Ethiopic Unicode2" style:language-complex="am" style:country-complex="ET"/>
    </style:style>
    <style:style style:name="T59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5" office:value-type="string">
            <text:p text:style-name="P1"><text:span text:style-name="T1">Verbal Paradigm</text:span> (<text:span text:style-name="T1">II laryngeal</text:span>)</text:p>
          </table:table-cell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42">ለአከ</text:p>
          </table:table-cell>
          <table:table-cell table:style-name="Tabelle1.A2" office:value-type="string">
            <text:p text:style-name="P47">la<text:span text:style-name="T12">ʾ</text:span>aka</text:p>
          </table:table-cell>
          <table:table-cell table:style-name="Tabelle1.A2" office:value-type="string">
            <text:p text:style-name="P37">1aLa3a</text:p>
          </table:table-cell>
          <table:table-cell table:style-name="Tabelle1.A2" office:value-type="string">
            <text:p text:style-name="P53">I,1a <text:s/>Perf. 3 m. sg. <text:s/></text:p>
          </table:table-cell>
          <table:table-cell table:style-name="Tabelle1.E2" office:value-type="string">
            <text:p text:style-name="P5"><text:span text:style-name="T2">44.</text:span><text:span text:style-name="T19">53</text:span></text:p>
          </table:table-cell>
        </table:table-row>
        <table:table-row table:style-name="Tabelle1.2">
          <table:table-cell table:style-name="Tabelle1.A2" office:value-type="string">
            <text:p text:style-name="P2">ይልእክ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l</text:span><text:span text:style-name="T16">ǝ</text:span><text:span text:style-name="T14">ʾ</text:span><text:span text:style-name="T16">ǝ</text:span><text:span text:style-name="T6">k</text:span></text:p>
          </table:table-cell>
          <table:table-cell table:style-name="Tabelle1.A2" office:value-type="string">
            <text:p text:style-name="P16"><text:span text:style-name="T29">y</text:span><text:span text:style-name="T30">ǝ1ǝLǝ3</text:span></text:p>
          </table:table-cell>
          <table:table-cell table:style-name="Tabelle1.A2" office:value-type="string">
            <text:p text:style-name="P11">I,1a <text:s/>Imperf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2">ይልአክ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l</text:span><text:span text:style-name="T16">ǝ</text:span><text:span text:style-name="T14">ʾ</text:span><text:span text:style-name="T5">ak</text:span>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1ǝLa3</text:span></text:p>
          </table:table-cell>
          <table:table-cell table:style-name="Tabelle1.A2" office:value-type="string">
            <text:p text:style-name="P11">I,1a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2">ለአክ</text:p>
          </table:table-cell>
          <table:table-cell table:style-name="Tabelle1.A2" office:value-type="string">
            <text:p text:style-name="P3"><text:span text:style-name="T4">la</text:span><text:span text:style-name="T14">ʾ</text:span><text:span text:style-name="T5">ak</text:span></text:p>
          </table:table-cell>
          <table:table-cell table:style-name="Tabelle1.A2" office:value-type="string">
            <text:p text:style-name="P16">1aLa3</text:p>
          </table:table-cell>
          <table:table-cell table:style-name="Tabelle1.A2" office:value-type="string">
            <text:p text:style-name="P11">I,1a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2">ልኢኮ</text:p>
          </table:table-cell>
          <table:table-cell table:style-name="Tabelle1.A2" office:value-type="string">
            <text:p text:style-name="P3"><text:span text:style-name="T4">l</text:span><text:span text:style-name="T16">ǝ</text:span><text:span text:style-name="T14">ʾ</text:span><text:span text:style-name="T5">iko</text:span></text:p>
          </table:table-cell>
          <table:table-cell table:style-name="Tabelle1.A2" office:value-type="string">
            <text:p text:style-name="P17">1<text:span text:style-name="T15">ǝ</text:span>Li3o</text:p>
          </table:table-cell>
          <table:table-cell table:style-name="Tabelle1.A2" office:value-type="string">
            <text:p text:style-name="P11">I,1a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2">ልኢክ</text:p>
            <text:p text:style-name="P2">ልኢኮት</text:p>
          </table:table-cell>
          <table:table-cell table:style-name="Tabelle1.A2" office:value-type="string">
            <text:p text:style-name="P3"><text:span text:style-name="T6">l</text:span><text:span text:style-name="T16">ǝ</text:span><text:span text:style-name="T14">ʾ</text:span><text:span text:style-name="T6">ik</text:span></text:p>
            <text:p text:style-name="P3"><text:span text:style-name="T6">l</text:span><text:span text:style-name="T16">ǝʾ</text:span><text:span text:style-name="T6">ikot</text:span></text:p>
          </table:table-cell>
          <table:table-cell table:style-name="Tabelle1.A2" office:value-type="string">
            <text:p text:style-name="P7">1<text:span text:style-name="T12">ǝL</text:span>i3</text:p>
            <text:p text:style-name="P7">1<text:span text:style-name="T12">ǝL</text:span>i3ot</text:p>
          </table:table-cell>
          <table:table-cell table:style-name="Tabelle1.D7" office:value-type="string">
            <text:p text:style-name="P11">I,1a <text:s/>Infinit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2">ልህቀ</text:p>
          </table:table-cell>
          <table:table-cell table:style-name="Tabelle1.A2" office:value-type="string">
            <text:p text:style-name="P43"><text:span text:style-name="T3">l</text:span><text:span text:style-name="T24">ǝ</text:span><text:span text:style-name="T10">hqa</text:span></text:p>
          </table:table-cell>
          <table:table-cell table:style-name="Tabelle1.A2" office:value-type="string">
            <text:p text:style-name="P37">1ǝL3a</text:p>
          </table:table-cell>
          <table:table-cell table:style-name="Tabelle1.A2" office:value-type="string">
            <text:p text:style-name="P54">I,1b <text:s/>Perf. 3 m. sg.</text:p>
            <text:p text:style-name="P54"/>
          </table:table-cell>
          <table:table-cell table:style-name="Tabelle1.E2" office:value-type="string">
            <text:p text:style-name="P5">44.<text:span text:style-name="T2">53</text:span></text:p>
          </table:table-cell>
        </table:table-row>
        <table:table-row table:style-name="Tabelle1.1">
          <table:table-cell table:style-name="Tabelle1.A2" office:value-type="string">
            <text:p text:style-name="P2">ይልህቅ</text:p>
          </table:table-cell>
          <table:table-cell table:style-name="Tabelle1.A2" office:value-type="string">
            <text:p text:style-name="P3"><text:span text:style-name="T6">y</text:span><text:span text:style-name="T16">ǝ</text:span><text:span text:style-name="T6">l</text:span><text:span text:style-name="T16">ǝ</text:span><text:span text:style-name="T6">h</text:span><text:span text:style-name="T16">ǝ</text:span><text:span text:style-name="T6">q / y</text:span><text:span text:style-name="T16">ǝ</text:span><text:span text:style-name="T6">lh</text:span><text:span text:style-name="T16">ǝ</text:span><text:span text:style-name="T6">q</text:span>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1L</text:span><text:span text:style-name="T16">ǝ</text:span><text:span text:style-name="T6">3</text:span></text:p>
          </table:table-cell>
          <table:table-cell table:style-name="Tabelle1.A2" office:value-type="string">
            <text:p text:style-name="P11">I,1b <text:s/>Imperf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">ይልሀቅ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lhaq</text:span>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1La3</text:span></text:p>
          </table:table-cell>
          <table:table-cell table:style-name="Tabelle1.A2" office:value-type="string">
            <text:p text:style-name="P11">I,1b Subj. 3 m. sg.</text:p>
          </table:table-cell>
          <table:table-cell table:style-name="Tabelle1.E2" office:value-type="string">
            <text:p text:style-name="P5"><text:span text:style-name="T2"/></text:p>
          </table:table-cell>
        </table:table-row>
        <table:table-row table:style-name="Tabelle1.1">
          <table:table-cell table:style-name="Tabelle1.A2" office:value-type="string">
            <text:p text:style-name="P2">ለሀቅ</text:p>
          </table:table-cell>
          <table:table-cell table:style-name="Tabelle1.A2" office:value-type="string">
            <text:p text:style-name="P21">lahaq</text:p>
          </table:table-cell>
          <table:table-cell table:style-name="Tabelle1.A2" office:value-type="string">
            <text:p text:style-name="P3">1aLa3</text:p>
          </table:table-cell>
          <table:table-cell table:style-name="Tabelle1.A2" office:value-type="string">
            <text:p text:style-name="P11">I,1b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">ልሂቆ</text:p>
          </table:table-cell>
          <table:table-cell table:style-name="Tabelle1.A2" office:value-type="string">
            <text:p text:style-name="P20">l<text:span text:style-name="T19">ǝ</text:span>hiqo</text:p>
          </table:table-cell>
          <table:table-cell table:style-name="Tabelle1.A2" office:value-type="string">
            <text:p text:style-name="P3">1<text:span text:style-name="T16">ǝ</text:span>Li3o</text:p>
          </table:table-cell>
          <table:table-cell table:style-name="Tabelle1.A2" office:value-type="string">
            <text:p text:style-name="P11">I,1b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">ልሂቅ</text:p>
            <text:p text:style-name="P2">ልሂቆት</text:p>
          </table:table-cell>
          <table:table-cell table:style-name="Tabelle1.A2" office:value-type="string">
            <text:p text:style-name="P3"><text:span text:style-name="T6">l</text:span><text:span text:style-name="T16">ǝ</text:span><text:span text:style-name="T6">hiq</text:span></text:p>
            <text:p text:style-name="P3"><text:span text:style-name="T6">l</text:span><text:span text:style-name="T16">ǝ</text:span><text:span text:style-name="T6">hiqot</text:span></text:p>
          </table:table-cell>
          <table:table-cell table:style-name="Tabelle1.A2" office:value-type="string">
            <text:p text:style-name="P3">1<text:span text:style-name="T16">ǝ</text:span><text:span text:style-name="T6">Li3</text:span></text:p>
            <text:p text:style-name="P7"><text:span text:style-name="T6">1</text:span><text:span text:style-name="T13">ǝL</text:span><text:span text:style-name="T6">i3ot</text:span></text:p>
          </table:table-cell>
          <table:table-cell table:style-name="Tabelle1.D7" office:value-type="string">
            <text:p text:style-name="P11">I,1b Infinit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2" office:value-type="string">
            <text:p text:style-name="P42">መሀረ</text:p>
          </table:table-cell>
          <table:table-cell table:style-name="Tabelle1.A2" office:value-type="string">
            <text:p text:style-name="P43">mahara</text:p>
          </table:table-cell>
          <table:table-cell table:style-name="Tabelle1.A2" office:value-type="string">
            <text:p text:style-name="P44">1aLa3a</text:p>
          </table:table-cell>
          <table:table-cell table:style-name="Tabelle1.A2" office:value-type="string">
            <text:p text:style-name="P54">I,2 <text:s/>Perf. 3 m. sg.</text:p>
          </table:table-cell>
          <table:table-cell table:style-name="Tabelle1.E2" office:value-type="string">
            <text:p text:style-name="P7">44.53 </text:p>
          </table:table-cell>
        </table:table-row>
        <table:table-row table:style-name="Tabelle1.17">
          <table:table-cell table:style-name="Tabelle1.A2" office:value-type="string">
            <text:p text:style-name="P2">ይሜህር</text:p>
          </table:table-cell>
          <table:table-cell table:style-name="Tabelle1.A2" office:value-type="string">
            <text:p text:style-name="P3"><text:span text:style-name="T5">y</text:span><text:span text:style-name="T16">ǝm</text:span><text:span text:style-name="T6">eh</text:span><text:span text:style-name="T16">ǝ</text:span><text:span text:style-name="T6">r</text:span></text:p>
          </table:table-cell>
          <table:table-cell table:style-name="Tabelle1.A2" office:value-type="string">
            <text:p text:style-name="P3"><text:span text:style-name="T5">y</text:span><text:span text:style-name="T16">ǝ1</text:span><text:span text:style-name="T6">e</text:span><text:span text:style-name="T58">L</text:span><text:span text:style-name="T57">ǝ</text:span><text:span text:style-name="T6">3</text:span></text:p>
          </table:table-cell>
          <table:table-cell table:style-name="Tabelle1.A2" office:value-type="string">
            <text:p text:style-name="P11">I,2 <text:s/>Imperf. 3 m. sg.</text:p>
          </table:table-cell>
          <table:table-cell table:style-name="Tabelle1.E2" office:value-type="string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">ይምህር</text:p>
          </table:table-cell>
          <table:table-cell table:style-name="Tabelle1.A2" office:value-type="string">
            <text:p text:style-name="P4"><text:span text:style-name="T5">y</text:span><text:span text:style-name="T16">ǝ</text:span><text:span text:style-name="T6">m</text:span><text:span text:style-name="T16">ǝ</text:span><text:span text:style-name="T6">h</text:span><text:span text:style-name="T16">ǝ</text:span><text:span text:style-name="T6">r</text:span>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1</text:span><text:span text:style-name="T16">ǝL</text:span><text:span text:style-name="T16">ǝ</text:span><text:span text:style-name="T6">3</text:span></text:p>
          </table:table-cell>
          <table:table-cell table:style-name="Tabelle1.D7" office:value-type="string">
            <text:p text:style-name="P11">I,2a Subj. 3 m. sg.</text:p>
          </table:table-cell>
          <table:table-cell table:style-name="Tabelle1.E2" office:value-type="string">
            <text:p text:style-name="P30"/>
          </table:table-cell>
        </table:table-row>
        <table:table-row table:style-name="Tabelle1.1">
          <table:table-cell table:style-name="Tabelle1.A2" office:value-type="string">
            <text:p text:style-name="P2">ይመህር</text:p>
          </table:table-cell>
          <table:table-cell table:style-name="Tabelle1.A2" office:value-type="string">
            <text:p text:style-name="P18"><text:span text:style-name="T29">y</text:span><text:span text:style-name="T30">ǝmahǝr</text:span></text:p>
          </table:table-cell>
          <table:table-cell table:style-name="Tabelle1.A2" office:value-type="string">
            <text:p text:style-name="P3"><text:span text:style-name="T5">y</text:span><text:span text:style-name="T16">ǝ</text:span><text:span text:style-name="T6">1aL</text:span><text:span text:style-name="T16">ǝ</text:span><text:span text:style-name="T6">3</text:span></text:p>
          </table:table-cell>
          <table:table-cell table:style-name="Tabelle1.D7" office:value-type="string">
            <text:p text:style-name="P11">I,2b Subj. 3 m. sg.</text:p>
          </table:table-cell>
          <table:table-cell table:style-name="Tabelle1.E2" office:value-type="string">
            <text:p text:style-name="P30"/>
          </table:table-cell>
        </table:table-row>
        <table:table-row table:style-name="Tabelle1.1">
          <table:table-cell table:style-name="Tabelle1.D7" office:value-type="string">
            <text:p text:style-name="P2">ምህር</text:p>
          </table:table-cell>
          <table:table-cell table:style-name="Tabelle1.D7" office:value-type="string">
            <text:p text:style-name="P4"><text:span text:style-name="T6">m</text:span><text:span text:style-name="T16">ǝ</text:span><text:span text:style-name="T6">hǝr</text:span></text:p>
          </table:table-cell>
          <table:table-cell table:style-name="Tabelle1.A2" office:value-type="string">
            <text:p text:style-name="P3">1<text:span text:style-name="T16">ǝ</text:span><text:span text:style-name="T6">La3</text:span></text:p>
          </table:table-cell>
          <table:table-cell table:style-name="Tabelle1.D7" office:value-type="string">
            <text:p text:style-name="P11">I,2a Impera. <text:s/>2 m. sg.</text:p>
          </table:table-cell>
          <table:table-cell table:style-name="Tabelle1.E2" office:value-type="string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">መህር</text:p>
          </table:table-cell>
          <table:table-cell table:style-name="Tabelle1.A2" office:value-type="string">
            <text:p text:style-name="P4"><text:span text:style-name="T6">mah</text:span><text:span text:style-name="T16">ǝ</text:span><text:span text:style-name="T6">r</text:span></text:p>
          </table:table-cell>
          <table:table-cell table:style-name="Tabelle1.A2" office:value-type="string">
            <text:p text:style-name="P3"><text:span text:style-name="T6">1aL</text:span><text:span text:style-name="T16">ǝ</text:span><text:span text:style-name="T6">3</text:span></text:p>
          </table:table-cell>
          <table:table-cell table:style-name="Tabelle1.D7" office:value-type="string">
            <text:p text:style-name="P11">I,2b Impera. <text:s/>2 m. sg.</text:p>
          </table:table-cell>
          <table:table-cell table:style-name="Tabelle1.E2" office:value-type="string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">መሂሮ</text:p>
          </table:table-cell>
          <table:table-cell table:style-name="Tabelle1.A2" office:value-type="string">
            <text:p text:style-name="P3">mahiro</text:p>
          </table:table-cell>
          <table:table-cell table:style-name="Tabelle1.A2" office:value-type="string">
            <text:p text:style-name="P3">1aLi3o</text:p>
          </table:table-cell>
          <table:table-cell table:style-name="Tabelle1.A2" office:value-type="string">
            <text:p text:style-name="P11">I,2 Gerund. 3 m. sg.</text:p>
          </table:table-cell>
          <table:table-cell table:style-name="Tabelle1.E2" office:value-type="string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">መህሮ</text:p>
            <text:p text:style-name="P2">መህሮት</text:p>
          </table:table-cell>
          <table:table-cell table:style-name="Tabelle1.A2" office:value-type="string">
            <text:p text:style-name="P3">mah<text:span text:style-name="T23">ǝ</text:span><text:span text:style-name="T9">ro</text:span></text:p>
            <text:p text:style-name="P3"><text:span text:style-name="T9">mah</text:span><text:span text:style-name="T23">ǝ</text:span><text:span text:style-name="T9">rot</text:span></text:p>
          </table:table-cell>
          <table:table-cell table:style-name="Tabelle1.A2" office:value-type="string">
            <text:p text:style-name="P5">1aL<text:span text:style-name="T12">ǝ</text:span>3<text:span text:style-name="T12">o</text:span></text:p>
            <text:p text:style-name="P14">1aLǝ3ot</text:p>
          </table:table-cell>
          <table:table-cell table:style-name="Tabelle1.D7" office:value-type="string">
            <text:p text:style-name="P11">I,2 Infinit.</text:p>
          </table:table-cell>
          <table:table-cell table:style-name="Tabelle1.E2" office:value-type="string">
            <text:p text:style-name="P29"/>
          </table:table-cell>
        </table:table-row>
        <table:table-row table:style-name="Tabelle1.8">
          <table:table-cell table:style-name="Tabelle1.E2" table:number-columns-spanned="5" office:value-type="string">
            <text:p text:style-name="P2">gg</text:p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2">ላአከ</text:p>
          </table:table-cell>
          <table:table-cell table:style-name="Tabelle1.A2" office:value-type="string">
            <text:p text:style-name="P48">l<text:span text:style-name="T23">ā</text:span><text:span text:style-name="T19">ʾ</text:span><text:span text:style-name="T2">aka</text:span></text:p>
          </table:table-cell>
          <table:table-cell table:style-name="Tabelle1.A2" office:value-type="string">
            <text:p text:style-name="P44"><text:span text:style-name="T3">1</text:span><text:span text:style-name="T12">ā</text:span><text:span text:style-name="T3">La3a</text:span></text:p>
          </table:table-cell>
          <table:table-cell table:style-name="Tabelle1.A2" office:value-type="string">
            <text:p text:style-name="P54">I,3 Perf. 3 p. m. sg.</text:p>
          </table:table-cell>
          <table:table-cell table:style-name="Tabelle1.E2" office:value-type="string">
            <text:p text:style-name="P32">CRoss. p. 62.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2">ይላእክ </text:p>
          </table:table-cell>
          <table:table-cell table:style-name="Tabelle1.A2" office:value-type="string">
            <text:p text:style-name="P22"><text:span text:style-name="T2">y</text:span><text:span text:style-name="T24">ǝ</text:span><text:span text:style-name="T34">l</text:span><text:span text:style-name="T24">ā</text:span><text:span text:style-name="T19">ʾ</text:span><text:span text:style-name="T24">ǝ</text:span><text:span text:style-name="T2">k</text:span></text:p>
          </table:table-cell>
          <table:table-cell table:style-name="Tabelle1.A2" office:value-type="string">
            <text:p text:style-name="P19"><text:span text:style-name="T27">y</text:span>ǝ1āL<text:span text:style-name="T12">ǝ</text:span>3</text:p>
          </table:table-cell>
          <table:table-cell table:style-name="Tabelle1.A2" office:value-type="string">
            <text:p text:style-name="P11">I,3 Imperf. 3 p.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">ይላእክ</text:p>
          </table:table-cell>
          <table:table-cell table:style-name="Tabelle1.A2" office:value-type="string">
            <text:p text:style-name="P22"><text:span text:style-name="T2">y</text:span><text:span text:style-name="T24">ǝ</text:span><text:span text:style-name="T34">l</text:span><text:span text:style-name="T24">ā</text:span><text:span text:style-name="T19">ʾ</text:span><text:span text:style-name="T24">ǝ</text:span><text:span text:style-name="T2">k</text:span></text:p>
          </table:table-cell>
          <table:table-cell table:style-name="Tabelle1.A2" office:value-type="string">
            <text:p text:style-name="P24"><text:span text:style-name="T27">y</text:span>ǝ1<text:span text:style-name="T12">ā</text:span>L<text:span text:style-name="T12">ǝ</text:span>3</text:p>
          </table:table-cell>
          <table:table-cell table:style-name="Tabelle1.A2" office:value-type="string">
            <text:p text:style-name="P11">I,3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">ላእክ</text:p>
          </table:table-cell>
          <table:table-cell table:style-name="Tabelle1.A2" office:value-type="string">
            <text:p text:style-name="P22"><text:span text:style-name="T34">l</text:span><text:span text:style-name="T24">ā</text:span><text:span text:style-name="T19">ʾ</text:span><text:span text:style-name="T24">ǝ</text:span><text:span text:style-name="T2">k</text:span></text:p>
          </table:table-cell>
          <table:table-cell table:style-name="Tabelle1.A2" office:value-type="string">
            <text:p text:style-name="P10">1āLǝ3</text:p>
          </table:table-cell>
          <table:table-cell table:style-name="Tabelle1.A2" office:value-type="string">
            <text:p text:style-name="P11">I,3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">ላኢኮ</text:p>
          </table:table-cell>
          <table:table-cell table:style-name="Tabelle1.A2" office:value-type="string">
            <text:p text:style-name="P22"><text:span text:style-name="T34">l</text:span><text:span text:style-name="T24">ā</text:span><text:span text:style-name="T19">ʾ</text:span><text:span text:style-name="T2">iko</text:span></text:p>
          </table:table-cell>
          <table:table-cell table:style-name="Tabelle1.A2" office:value-type="string">
            <text:p text:style-name="P19">1<text:span text:style-name="T12">ā</text:span>Li3o</text:p>
          </table:table-cell>
          <table:table-cell table:style-name="Tabelle1.A2" office:value-type="string">
            <text:p text:style-name="P11">I,3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">ላእኮ</text:p>
            <text:p text:style-name="P2">ላእኮት</text:p>
          </table:table-cell>
          <table:table-cell table:style-name="Tabelle1.A2" office:value-type="string">
            <text:p text:style-name="P22"><text:span text:style-name="T34">l</text:span><text:span text:style-name="T24">ā</text:span><text:span text:style-name="T19">ʾ</text:span><text:span text:style-name="T24">ǝ</text:span><text:span text:style-name="T2">ko</text:span></text:p>
            <text:p text:style-name="P22"><text:span text:style-name="T34">l</text:span><text:span text:style-name="T24">ā</text:span><text:span text:style-name="T19">ʾ</text:span><text:span text:style-name="T24">ǝ</text:span><text:span text:style-name="T2">ko</text:span></text:p>
          </table:table-cell>
          <table:table-cell table:style-name="Tabelle1.A2" office:value-type="string">
            <text:p text:style-name="P19">1<text:span text:style-name="T12">ā</text:span>L<text:span text:style-name="T20">ǝ</text:span><text:span text:style-name="T32">3o</text:span></text:p>
            <text:p text:style-name="P9"><text:span text:style-name="T3">1</text:span>ā<text:span text:style-name="T3">L</text:span><text:span text:style-name="T31">ǝ</text:span><text:span text:style-name="T8">3ot</text:span></text:p>
          </table:table-cell>
          <table:table-cell table:style-name="Tabelle1.D7" office:value-type="string">
            <text:p text:style-name="P11">I,3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5">አድኀነ</text:p>
          </table:table-cell>
          <table:table-cell table:style-name="Tabelle1.A2" office:value-type="string">
            <text:p text:style-name="P46"><text:span text:style-name="T25">ʾa</text:span><text:span text:style-name="T26">d</text:span><text:span text:style-name="T47">ḫ</text:span><text:span text:style-name="T11">ana</text:span></text:p>
          </table:table-cell>
          <table:table-cell table:style-name="Tabelle1.A2" office:value-type="string">
            <text:p text:style-name="P49"><text:span text:style-name="T12">ʾa</text:span>1La3a</text:p>
          </table:table-cell>
          <table:table-cell table:style-name="Tabelle1.D7" office:value-type="string">
            <text:p text:style-name="P55">II,1 <text:s/>Perf. 3 m. sg.</text:p>
          </table:table-cell>
          <table:table-cell table:style-name="Tabelle1.E2" office:value-type="string">
            <text:p text:style-name="P7">44.53</text:p>
          </table:table-cell>
        </table:table-row>
        <table:table-row table:style-name="Tabelle1.1">
          <table:table-cell table:style-name="Tabelle1.D7" office:value-type="string">
            <text:p text:style-name="P7">ያድኅን</text:p>
          </table:table-cell>
          <table:table-cell table:style-name="Tabelle1.D7" office:value-type="string">
            <text:p text:style-name="P19">yādǝ<text:span text:style-name="T47">ḫ</text:span>ǝn /y<text:span text:style-name="T12">ā</text:span>d<text:span text:style-name="T47">ḫ</text:span><text:span text:style-name="T12">ǝ</text:span>n</text:p>
          </table:table-cell>
          <table:table-cell table:style-name="Tabelle1.D7" office:value-type="string">
            <text:p text:style-name="P19">y<text:span text:style-name="T12">ā</text:span>1ǝLǝ3</text:p>
          </table:table-cell>
          <table:table-cell table:style-name="Tabelle1.D7" office:value-type="string">
            <text:p text:style-name="P12">II,1 Imperf. 3 p.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7">ያድኅን</text:p>
          </table:table-cell>
          <table:table-cell table:style-name="Tabelle1.A2" office:value-type="string">
            <text:p text:style-name="P19">yād<text:span text:style-name="T47">ḫ</text:span>ǝn</text:p>
          </table:table-cell>
          <table:table-cell table:style-name="Tabelle1.A2" office:value-type="string">
            <text:p text:style-name="P19">y<text:span text:style-name="T12">ā</text:span>1Lǝ3</text:p>
          </table:table-cell>
          <table:table-cell table:style-name="Tabelle1.D7" office:value-type="string">
            <text:p text:style-name="P12">II,1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7">አድኅን</text:p>
          </table:table-cell>
          <table:table-cell table:style-name="Tabelle1.A2" office:value-type="string">
            <text:p text:style-name="P19"><text:span text:style-name="T12">ʾa</text:span>d<text:span text:style-name="T47">ḫ</text:span>ǝn</text:p>
          </table:table-cell>
          <table:table-cell table:style-name="Tabelle1.A2" office:value-type="string">
            <text:p text:style-name="P19"><text:span text:style-name="T12">ʾa</text:span>1Lǝ3</text:p>
          </table:table-cell>
          <table:table-cell table:style-name="Tabelle1.D7" office:value-type="string">
            <text:p text:style-name="P12">II,1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7">አድኂኖ</text:p>
          </table:table-cell>
          <table:table-cell table:style-name="Tabelle1.A2" office:value-type="string">
            <text:p text:style-name="P19"><text:span text:style-name="T12">ʾa</text:span>d<text:span text:style-name="T47">ḫ</text:span>ino</text:p>
          </table:table-cell>
          <table:table-cell table:style-name="Tabelle1.A2" office:value-type="string">
            <text:p text:style-name="P19">ʾa1Li3o</text:p>
          </table:table-cell>
          <table:table-cell table:style-name="Tabelle1.D7" office:value-type="string">
            <text:p text:style-name="P12">II,1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7">አድኅኖ</text:p>
            <text:p text:style-name="P7">አድኅኖት</text:p>
          </table:table-cell>
          <table:table-cell table:style-name="Tabelle1.A2" office:value-type="string">
            <text:p text:style-name="P19"><text:span text:style-name="T12">ʾa</text:span>d<text:span text:style-name="T47">ḫ</text:span>ǝno</text:p>
            <text:p text:style-name="P19"><text:span text:style-name="T12">ʾa</text:span>d<text:span text:style-name="T47">ḫ</text:span>ǝnot</text:p>
          </table:table-cell>
          <table:table-cell table:style-name="Tabelle1.A2" office:value-type="string">
            <text:p text:style-name="P9">ʾa1<text:span text:style-name="T3">L</text:span>ǝ3o</text:p>
            <text:p text:style-name="P14">ʾa1Lǝ3ot</text:p>
          </table:table-cell>
          <table:table-cell table:style-name="Tabelle1.D7" office:value-type="string">
            <text:p text:style-name="P12">II,1 Infinit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7" office:value-type="string">
            <text:p text:style-name="P45">አለዐለ</text:p>
          </table:table-cell>
          <table:table-cell table:style-name="Tabelle1.D7" office:value-type="string">
            <text:p text:style-name="P34"><text:span text:style-name="T51">ʾa</text:span><text:span text:style-name="T55">la</text:span><text:span text:style-name="T50">ʿ</text:span><text:span text:style-name="T54">ala</text:span> </text:p>
          </table:table-cell>
          <table:table-cell table:style-name="Tabelle1.D7" office:value-type="string">
            <text:p text:style-name="P50"><text:span text:style-name="T12">ʾa</text:span>1aLa3a</text:p>
          </table:table-cell>
          <table:table-cell table:style-name="Tabelle1.D7" office:value-type="string">
            <text:p text:style-name="P56">II,2a Perf. 3 m. sg.</text:p>
          </table:table-cell>
          <table:table-cell table:style-name="Tabelle1.E2" office:value-type="string">
            <text:p text:style-name="P5">44.<text:span text:style-name="T2">53</text:span></text:p>
          </table:table-cell>
        </table:table-row>
        <table:table-row table:style-name="Tabelle1.1">
          <table:table-cell table:style-name="Tabelle1.A2" office:value-type="string">
            <text:p text:style-name="P45">አልዐለ</text:p>
          </table:table-cell>
          <table:table-cell table:style-name="Tabelle1.A2" office:value-type="string">
            <text:p text:style-name="P50"><text:span text:style-name="T12">ʾa</text:span>l<text:span text:style-name="T12">ʿ</text:span>ala </text:p>
          </table:table-cell>
          <table:table-cell table:style-name="Tabelle1.A2" office:value-type="string">
            <text:p text:style-name="P50"><text:span text:style-name="T12">ʾa</text:span>1La3a</text:p>
          </table:table-cell>
          <table:table-cell table:style-name="Tabelle1.D7" office:value-type="string">
            <text:p text:style-name="P56">II,2b Perf. 3 m. sg.</text:p>
          </table:table-cell>
          <table:table-cell table:style-name="Tabelle1.E2" office:value-type="string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7">ያሌዕል</text:p>
          </table:table-cell>
          <table:table-cell table:style-name="Tabelle1.A2" office:value-type="string">
            <text:p text:style-name="P19">yāle<text:span text:style-name="T41">ʿ</text:span>ǝl</text:p>
          </table:table-cell>
          <table:table-cell table:style-name="Tabelle1.A2" office:value-type="string">
            <text:p text:style-name="P19">yā1eLǝ3</text:p>
          </table:table-cell>
          <table:table-cell table:style-name="Tabelle1.D7" office:value-type="string">
            <text:p text:style-name="P12">II,2 Imperf. 3 m. sg.</text:p>
          </table:table-cell>
          <table:table-cell table:style-name="Tabelle1.E2" office:value-type="string">
            <text:p text:style-name="P29"/>
          </table:table-cell>
        </table:table-row>
        <table:table-row table:style-name="Tabelle1.1">
          <table:table-cell table:style-name="Tabelle1.A2" office:value-type="string">
            <text:p text:style-name="P25">ያልዕል</text:p>
          </table:table-cell>
          <table:table-cell table:style-name="Tabelle1.A2" office:value-type="string">
            <text:p text:style-name="P19">yālǝ<text:span text:style-name="T41">ʿ</text:span>ǝl</text:p>
          </table:table-cell>
          <table:table-cell table:style-name="Tabelle1.A2" office:value-type="string">
            <text:p text:style-name="P19">yā1ǝLǝ3</text:p>
          </table:table-cell>
          <table:table-cell table:style-name="Tabelle1.D7" office:value-type="string">
            <text:p text:style-name="P12">II,2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ልዕል</text:p>
          </table:table-cell>
          <table:table-cell table:style-name="Tabelle1.A2" office:value-type="string">
            <text:p text:style-name="P19"><text:span text:style-name="T12">ʾa</text:span>l<text:span text:style-name="T35">ǝ</text:span><text:span text:style-name="T12">ʿ</text:span><text:span text:style-name="T35">ǝl</text:span></text:p>
          </table:table-cell>
          <table:table-cell table:style-name="Tabelle1.A2" office:value-type="string">
            <text:p text:style-name="P19"><text:span text:style-name="T12">ʾa</text:span>1<text:span text:style-name="T35">ǝ</text:span><text:span text:style-name="T35">L</text:span><text:span text:style-name="T35">ǝ3</text:span></text:p>
          </table:table-cell>
          <table:table-cell table:style-name="Tabelle1.D7" office:value-type="string">
            <text:p text:style-name="P12">II,2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ለዒሎ</text:p>
          </table:table-cell>
          <table:table-cell table:style-name="Tabelle1.A2" office:value-type="string">
            <text:p text:style-name="P19"><text:span text:style-name="T12">ʾa</text:span>la<text:span text:style-name="T12">ʿ</text:span>ilo</text:p>
          </table:table-cell>
          <table:table-cell table:style-name="Tabelle1.A2" office:value-type="string">
            <text:p text:style-name="P19"><text:span text:style-name="T12">ʾa</text:span>1aLi3o</text:p>
          </table:table-cell>
          <table:table-cell table:style-name="Tabelle1.D7" office:value-type="string">
            <text:p text:style-name="P12">II,2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15">አለዕሎ</text:p>
            <text:p text:style-name="P15">አለዕሎት</text:p>
          </table:table-cell>
          <table:table-cell table:style-name="Tabelle1.A2" office:value-type="string">
            <text:p text:style-name="P19"><text:span text:style-name="T12">ʾa</text:span>la<text:span text:style-name="T12">ʿ</text:span><text:span text:style-name="T41">ǝ</text:span>lo</text:p>
            <text:p text:style-name="P19"><text:span text:style-name="T12">ʾa</text:span>la<text:span text:style-name="T12">ʿ</text:span><text:span text:style-name="T41">ǝ</text:span>lot</text:p>
          </table:table-cell>
          <table:table-cell table:style-name="Tabelle1.A2" office:value-type="string">
            <text:p text:style-name="P8">ʾa1a<text:span text:style-name="T3">L</text:span>ǝ3o</text:p>
            <text:p text:style-name="P8">ʾa1a<text:span text:style-name="T3">L</text:span>ǝ3o<text:span text:style-name="T3">t</text:span></text:p>
          </table:table-cell>
          <table:table-cell table:style-name="Tabelle1.D7" office:value-type="string">
            <text:p text:style-name="P12">II,2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7" office:value-type="string">
            <text:p text:style-name="P45">አዋሐደ</text:p>
          </table:table-cell>
          <table:table-cell table:style-name="Tabelle1.D7" office:value-type="string">
            <text:p text:style-name="P57"><text:span text:style-name="T40">ʾa</text:span><text:span text:style-name="T37">wā</text:span><text:span text:style-name="T38">ḥ</text:span><text:span text:style-name="T37">ada</text:span></text:p>
          </table:table-cell>
          <table:table-cell table:style-name="Tabelle1.D7" office:value-type="string">
            <text:p text:style-name="P38">ʾa1ā2a3a</text:p>
          </table:table-cell>
          <table:table-cell table:style-name="Tabelle1.D7" office:value-type="string">
            <text:p text:style-name="P56">II,<text:span text:style-name="T2">3</text:span> Perf. 3 m. sg.</text:p>
          </table:table-cell>
          <table:table-cell table:style-name="Tabelle1.E2" office:value-type="string">
            <text:p text:style-name="P6">44.<text:span text:style-name="T2">53</text:span></text:p>
          </table:table-cell>
        </table:table-row>
        <table:table-row table:style-name="Tabelle1.1">
          <table:table-cell table:style-name="Tabelle1.D7" office:value-type="string">
            <text:p text:style-name="P19">ያዋሕድ</text:p>
          </table:table-cell>
          <table:table-cell table:style-name="Tabelle1.D7" office:value-type="string">
            <text:p text:style-name="P19">yā<text:span text:style-name="T35">wā</text:span><text:span text:style-name="T41">ḥ</text:span><text:span text:style-name="T12">ǝ</text:span>d</text:p>
          </table:table-cell>
          <table:table-cell table:style-name="Tabelle1.D7" office:value-type="string">
            <text:p text:style-name="P19">yā1<text:span text:style-name="T12">ā</text:span>L<text:span text:style-name="T12">ǝ</text:span>3</text:p>
          </table:table-cell>
          <table:table-cell table:style-name="Tabelle1.D7" office:value-type="string">
            <text:p text:style-name="P12">II,<text:span text:style-name="T2">3</text:span> Imperf. 3 m. sg.</text:p>
          </table:table-cell>
          <table:table-cell table:style-name="Tabelle1.E2" office:value-type="string">
            <text:p text:style-name="P31"/>
          </table:table-cell>
        </table:table-row>
        <table:table-row table:style-name="Tabelle1.1">
          <table:table-cell table:style-name="Tabelle1.A2" office:value-type="string">
            <text:p text:style-name="P19">ያዋሕድ</text:p>
          </table:table-cell>
          <table:table-cell table:style-name="Tabelle1.A2" office:value-type="string">
            <text:p text:style-name="P19">yā<text:span text:style-name="T35">wā</text:span><text:span text:style-name="T41">ḥ</text:span><text:span text:style-name="T12">ǝ</text:span>d</text:p>
          </table:table-cell>
          <table:table-cell table:style-name="Tabelle1.A2" office:value-type="string">
            <text:p text:style-name="P19">yā1<text:span text:style-name="T12">ā</text:span>L<text:span text:style-name="T12">ǝ</text:span>3</text:p>
          </table:table-cell>
          <table:table-cell table:style-name="Tabelle1.D7" office:value-type="string">
            <text:p text:style-name="P12">II,<text:span text:style-name="T2">3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ዋሕድ</text:p>
          </table:table-cell>
          <table:table-cell table:style-name="Tabelle1.A2" office:value-type="string">
            <text:p text:style-name="P20"><text:span text:style-name="T42">ʾa</text:span><text:span text:style-name="T44">wā</text:span><text:span text:style-name="T41">ḥ</text:span><text:span text:style-name="T19">ǝ</text:span><text:span text:style-name="T2">d</text:span></text:p>
          </table:table-cell>
          <table:table-cell table:style-name="Tabelle1.A2" office:value-type="string">
            <text:p text:style-name="P8">ʾa1ā<text:span text:style-name="T3">L</text:span>ǝ<text:span text:style-name="T3">3</text:span></text:p>
          </table:table-cell>
          <table:table-cell table:style-name="Tabelle1.D7" office:value-type="string">
            <text:p text:style-name="P12">II,<text:span text:style-name="T2">3</text:span> Impera. <text:s/>2 m. sg.</text:p>
          </table:table-cell>
          <table:table-cell table:style-name="Tabelle1.E2" office:value-type="string">
            <text:p text:style-name="P5"/>
          </table:table-cell>
        </table:table-row>
        <text:soft-page-break/>
        <table:table-row table:style-name="Tabelle1.1">
          <table:table-cell table:style-name="Tabelle1.A2" office:value-type="string">
            <text:p text:style-name="P25">አዋሒዶ</text:p>
          </table:table-cell>
          <table:table-cell table:style-name="Tabelle1.A2" office:value-type="string">
            <text:p text:style-name="P20"><text:span text:style-name="T42">ʾa</text:span><text:span text:style-name="T44">wā</text:span><text:span text:style-name="T41">ḥ</text:span><text:span text:style-name="T35">ido</text:span></text:p>
          </table:table-cell>
          <table:table-cell table:style-name="Tabelle1.A2" office:value-type="string">
            <text:p text:style-name="P8">ʾa1ā<text:span text:style-name="T3">Li3o</text:span></text:p>
          </table:table-cell>
          <table:table-cell table:style-name="Tabelle1.D7" office:value-type="string">
            <text:p text:style-name="P12">II,<text:span text:style-name="T2">3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6">አዋሕዶ</text:p>
            <text:p text:style-name="P26">አዋሕዶት</text:p>
          </table:table-cell>
          <table:table-cell table:style-name="Tabelle1.A2" office:value-type="string">
            <text:p text:style-name="P20"><text:span text:style-name="T42">ʾa</text:span><text:span text:style-name="T44">wā</text:span><text:span text:style-name="T41">ḥ</text:span><text:span text:style-name="T19">ǝ</text:span><text:span text:style-name="T35">do</text:span></text:p>
            <text:p text:style-name="P20"><text:span text:style-name="T42">ʾa</text:span><text:span text:style-name="T44">wā</text:span><text:span text:style-name="T41">ḥ</text:span><text:span text:style-name="T42">ǝ</text:span><text:span text:style-name="T35">dot</text:span></text:p>
          </table:table-cell>
          <table:table-cell table:style-name="Tabelle1.A2" office:value-type="string">
            <text:p text:style-name="P8">ʾa1ā2ǝ3o</text:p>
            <text:p text:style-name="P8">ʾa1ā2ǝ3ot</text:p>
          </table:table-cell>
          <table:table-cell table:style-name="Tabelle1.D7" office:value-type="string">
            <text:p text:style-name="P12">II,<text:span text:style-name="T2">3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0">ተክሕደ</text:p>
          </table:table-cell>
          <table:table-cell table:style-name="Tabelle1.A2" office:value-type="string">
            <text:p text:style-name="P50">tak<text:span text:style-name="T12">ǝ</text:span><text:span text:style-name="T41">ḥ</text:span><text:span text:style-name="T35">da</text:span></text:p>
          </table:table-cell>
          <table:table-cell table:style-name="Tabelle1.A2" office:value-type="string">
            <text:p text:style-name="P49">ta1<text:span text:style-name="T21">ǝ</text:span><text:span text:style-name="T33">L3a</text:span></text:p>
          </table:table-cell>
          <table:table-cell table:style-name="Tabelle1.D7" office:value-type="string">
            <text:p text:style-name="P56">II<text:span text:style-name="T2">I</text:span>,<text:span text:style-name="T2">1a</text:span> Perf. 3 m. sg.</text:p>
          </table:table-cell>
          <table:table-cell table:style-name="Tabelle1.E2" office:value-type="string">
            <text:p text:style-name="P5">44.<text:span text:style-name="T2">53</text:span></text:p>
          </table:table-cell>
        </table:table-row>
        <table:table-row table:style-name="Tabelle1.1">
          <table:table-cell table:style-name="Tabelle1.A2" office:value-type="string">
            <text:p text:style-name="P50">ተከሐደ</text:p>
            <text:p text:style-name="P15">(ex. ተገዐዘ)</text:p>
          </table:table-cell>
          <table:table-cell table:style-name="Tabelle1.D7" office:value-type="string">
            <text:p text:style-name="P50">taka<text:span text:style-name="T41">ḥ</text:span><text:span text:style-name="T35">ada</text:span></text:p>
          </table:table-cell>
          <table:table-cell table:style-name="Tabelle1.D7" office:value-type="string">
            <text:p text:style-name="P50">ta1aLa3a</text:p>
          </table:table-cell>
          <table:table-cell table:style-name="Tabelle1.D7" office:value-type="string">
            <text:p text:style-name="P56">II<text:span text:style-name="T2">I</text:span>,<text:span text:style-name="T2">1b</text:span> Perf. 3 m. sg.</text:p>
          </table:table-cell>
          <table:table-cell table:style-name="Tabelle1.E2" office:value-type="string">
            <text:p text:style-name="P33">Cp. <text:span text:style-name="T2">CRoss.,</text:span></text:p>
            <text:p text:style-name="P32">p. 61.</text:p>
          </table:table-cell>
        </table:table-row>
        <table:table-row table:style-name="Tabelle1.1">
          <table:table-cell table:style-name="Tabelle1.A2" office:value-type="string">
            <text:p text:style-name="P25">ይትከሐድ</text:p>
          </table:table-cell>
          <table:table-cell table:style-name="Tabelle1.A2" office:value-type="string">
            <text:p text:style-name="P24">y<text:span text:style-name="T12">ǝ</text:span>tka<text:span text:style-name="T41">ḥ</text:span><text:span text:style-name="T35">ad</text:span></text:p>
          </table:table-cell>
          <table:table-cell table:style-name="Tabelle1.A2" office:value-type="string">
            <text:p text:style-name="P24">y<text:span text:style-name="T12">ǝ</text:span>t1aLa3</text:p>
          </table:table-cell>
          <table:table-cell table:style-name="Tabelle1.D7" office:value-type="string">
            <text:p text:style-name="P12">II<text:span text:style-name="T2">I</text:span>,<text:span text:style-name="T2">1</text:span> Imperf. 3 m. sg.</text:p>
          </table:table-cell>
          <table:table-cell table:style-name="Tabelle1.E2" office:value-type="string">
            <text:p text:style-name="P5">44.<text:span text:style-name="T2">53</text:span></text:p>
          </table:table-cell>
        </table:table-row>
        <table:table-row table:style-name="Tabelle1.1">
          <table:table-cell table:style-name="Tabelle1.A2" office:value-type="string">
            <text:p text:style-name="P25">ይትከሐድ</text:p>
          </table:table-cell>
          <table:table-cell table:style-name="Tabelle1.A2" office:value-type="string">
            <text:p text:style-name="P24">y<text:span text:style-name="T12">ǝ</text:span>tka<text:span text:style-name="T41">ḥ</text:span><text:span text:style-name="T35">ad</text:span></text:p>
          </table:table-cell>
          <table:table-cell table:style-name="Tabelle1.A2" office:value-type="string">
            <text:p text:style-name="P24">y<text:span text:style-name="T12">ǝ</text:span>t1aLa3</text:p>
          </table:table-cell>
          <table:table-cell table:style-name="Tabelle1.D7" office:value-type="string">
            <text:p text:style-name="P12">II<text:span text:style-name="T2">I</text:span>,<text:span text:style-name="T2">1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ከሐድ</text:p>
          </table:table-cell>
          <table:table-cell table:style-name="Tabelle1.A2" office:value-type="string">
            <text:p text:style-name="P24">taka<text:span text:style-name="T41">ḥ</text:span><text:span text:style-name="T35">ad</text:span></text:p>
          </table:table-cell>
          <table:table-cell table:style-name="Tabelle1.A2" office:value-type="string">
            <text:p text:style-name="P23">ta1a<text:span text:style-name="T2">La3</text:span></text:p>
          </table:table-cell>
          <table:table-cell table:style-name="Tabelle1.D7" office:value-type="string">
            <text:p text:style-name="P12">II<text:span text:style-name="T2">I,1</text:span>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ከሒዶ</text:p>
          </table:table-cell>
          <table:table-cell table:style-name="Tabelle1.A2" office:value-type="string">
            <text:p text:style-name="P24">taka<text:span text:style-name="T41">ḥ</text:span><text:span text:style-name="T35">ido</text:span></text:p>
          </table:table-cell>
          <table:table-cell table:style-name="Tabelle1.A2" office:value-type="string">
            <text:p text:style-name="P24">ta1aLi3o</text:p>
          </table:table-cell>
          <table:table-cell table:style-name="Tabelle1.D7" office:value-type="string">
            <text:p text:style-name="P12">III,<text:span text:style-name="T2">1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ከሕዶ</text:p>
            <text:p text:style-name="P25">ተከሕዶት</text:p>
          </table:table-cell>
          <table:table-cell table:style-name="Tabelle1.A2" office:value-type="string">
            <text:p text:style-name="P24">taka<text:span text:style-name="T41">ḥ</text:span><text:span text:style-name="T12">ǝ</text:span>do</text:p>
            <text:p text:style-name="P24">taka<text:span text:style-name="T41">ḥ</text:span><text:span text:style-name="T12">ǝ</text:span>dot</text:p>
          </table:table-cell>
          <table:table-cell table:style-name="Tabelle1.A2" office:value-type="string">
            <text:p text:style-name="P23"><text:span text:style-name="T12">ta</text:span>1a2<text:span text:style-name="T12">ǝ</text:span>3<text:span text:style-name="T12">o</text:span></text:p>
            <text:p text:style-name="P23"><text:span text:style-name="T12">ta1a2ǝ3o</text:span>t</text:p>
          </table:table-cell>
          <table:table-cell table:style-name="Tabelle1.D7" office:value-type="string">
            <text:p text:style-name="P12">III,<text:span text:style-name="T2">1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1">ተመሀረ</text:p>
          </table:table-cell>
          <table:table-cell table:style-name="Tabelle1.A2" office:value-type="string">
            <text:p text:style-name="P50">tamahara</text:p>
          </table:table-cell>
          <table:table-cell table:style-name="Tabelle1.A2" office:value-type="string">
            <text:p text:style-name="P51">ta1aLa3a</text:p>
          </table:table-cell>
          <table:table-cell table:style-name="Tabelle1.D7" office:value-type="string">
            <text:p text:style-name="P56">II<text:span text:style-name="T2">I</text:span>,<text:span text:style-name="T2">2a</text:span> Perf. 3 m. sg.</text:p>
          </table:table-cell>
          <table:table-cell table:style-name="Tabelle1.E62" office:value-type="string">
            <text:p text:style-name="P5">44.53</text:p>
          </table:table-cell>
        </table:table-row>
        <table:table-row table:style-name="Tabelle1.1">
          <table:table-cell table:style-name="Tabelle1.D7" office:value-type="string">
            <text:p text:style-name="P41">ተምህረ</text:p>
          </table:table-cell>
          <table:table-cell table:style-name="Tabelle1.D7" office:value-type="string">
            <text:p text:style-name="P50">tam<text:span text:style-name="T20">ǝ</text:span><text:span text:style-name="T32">h</text:span><text:span text:style-name="T20">ǝ</text:span><text:span text:style-name="T32">ra</text:span></text:p>
          </table:table-cell>
          <table:table-cell table:style-name="Tabelle1.C63" office:value-type="string">
            <text:p text:style-name="P51">ta1<text:span text:style-name="T12">ǝ</text:span>L<text:span text:style-name="T12">ǝ</text:span>3a</text:p>
          </table:table-cell>
          <table:table-cell table:style-name="Tabelle1.D7" office:value-type="string">
            <text:p text:style-name="P56">II<text:span text:style-name="T2">I</text:span>,<text:span text:style-name="T2">2</text:span>b Perf. 3 m. sg. </text:p>
          </table:table-cell>
          <table:table-cell table:style-name="Tabelle1.E62" office:value-type="string">
            <text:p text:style-name="P32">Cp. also CRoss, p. 62, and Dil-Bez, Tab. IV.</text:p>
          </table:table-cell>
        </table:table-row>
        <table:table-row table:style-name="Tabelle1.1">
          <table:table-cell table:style-name="Tabelle1.A2" office:value-type="string">
            <text:p text:style-name="P25">ይትሜሀር</text:p>
          </table:table-cell>
          <table:table-cell table:style-name="Tabelle1.A2" office:value-type="string">
            <text:p text:style-name="P24">y<text:span text:style-name="T12">ǝ</text:span>tmehar</text:p>
          </table:table-cell>
          <table:table-cell table:style-name="Tabelle1.E2" office:value-type="string">
            <text:p text:style-name="P24">y<text:span text:style-name="T12">ǝ</text:span>t1eLa3</text:p>
          </table:table-cell>
          <table:table-cell table:style-name="Tabelle1.D7" office:value-type="string">
            <text:p text:style-name="P12">II<text:span text:style-name="T2">I</text:span>,<text:span text:style-name="T2">2</text:span> Imperf. 3 m. sg.</text:p>
          </table:table-cell>
          <table:table-cell table:style-name="Tabelle1.E6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ይትመሀር</text:p>
          </table:table-cell>
          <table:table-cell table:style-name="Tabelle1.A2" office:value-type="string">
            <text:p text:style-name="P19"><text:span text:style-name="T32">y</text:span><text:span text:style-name="T20">ǝ</text:span><text:span text:style-name="T32">tmahar</text:span></text:p>
          </table:table-cell>
          <table:table-cell table:style-name="Tabelle1.E2" office:value-type="string">
            <text:p text:style-name="P24">y<text:span text:style-name="T12">ǝ</text:span>t1aLa3</text:p>
          </table:table-cell>
          <table:table-cell table:style-name="Tabelle1.D7" office:value-type="string">
            <text:p text:style-name="P12">II<text:span text:style-name="T2">I</text:span>,<text:span text:style-name="T2">2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መሀር</text:p>
          </table:table-cell>
          <table:table-cell table:style-name="Tabelle1.A2" office:value-type="string">
            <text:p text:style-name="P19">tamahar</text:p>
          </table:table-cell>
          <table:table-cell table:style-name="Tabelle1.E2" office:value-type="string">
            <text:p text:style-name="P24">ta1aLa3</text:p>
          </table:table-cell>
          <table:table-cell table:style-name="Tabelle1.D7" office:value-type="string">
            <text:p text:style-name="P12">II<text:span text:style-name="T2">I,2</text:span>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መሂሮ</text:p>
          </table:table-cell>
          <table:table-cell table:style-name="Tabelle1.A2" office:value-type="string">
            <text:p text:style-name="P19">tamahiro</text:p>
          </table:table-cell>
          <table:table-cell table:style-name="Tabelle1.A2" office:value-type="string">
            <text:p text:style-name="P23">ta1aLi3o</text:p>
          </table:table-cell>
          <table:table-cell table:style-name="Tabelle1.D7" office:value-type="string">
            <text:p text:style-name="P12">III,<text:span text:style-name="T2">2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መህሮ</text:p>
            <text:p text:style-name="P25">ተመህሮት</text:p>
          </table:table-cell>
          <table:table-cell table:style-name="Tabelle1.A2" office:value-type="string">
            <text:p text:style-name="P19">tamah<text:span text:style-name="T20">ǝ</text:span><text:span text:style-name="T32">ro</text:span></text:p>
            <text:p text:style-name="P19"><text:span text:style-name="T32">tamah</text:span><text:span text:style-name="T20">ǝ</text:span><text:span text:style-name="T32">rot</text:span></text:p>
          </table:table-cell>
          <table:table-cell table:style-name="Tabelle1.A2" office:value-type="string">
            <text:p text:style-name="P23">ta1aL<text:span text:style-name="T12">ǝ3</text:span>o</text:p>
            <text:p text:style-name="P23">ta1aL<text:span text:style-name="T12">ǝ3</text:span>ot</text:p>
          </table:table-cell>
          <table:table-cell table:style-name="Tabelle1.D7" office:value-type="string">
            <text:p text:style-name="P12">III,<text:span text:style-name="T2">2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0"><text:span text:style-name="T56">ተካሐ</text:span>ደ</text:p>
          </table:table-cell>
          <table:table-cell table:style-name="Tabelle1.A2" office:value-type="string">
            <text:p text:style-name="P50">tak<text:span text:style-name="T20">ā</text:span><text:span text:style-name="T43">ḥ</text:span><text:span text:style-name="T45">ada</text:span></text:p>
          </table:table-cell>
          <table:table-cell table:style-name="Tabelle1.A2" office:value-type="string">
            <text:p text:style-name="P51">ta1<text:span text:style-name="T19">ā</text:span><text:span text:style-name="T2">La3a</text:span></text:p>
          </table:table-cell>
          <table:table-cell table:style-name="Tabelle1.D7" office:value-type="string">
            <text:p text:style-name="P56">II<text:span text:style-name="T2">I</text:span>,<text:span text:style-name="T2">3</text:span> Perf. 3 m. sg.</text:p>
          </table:table-cell>
          <table:table-cell table:style-name="Tabelle1.E2" office:value-type="string">
            <text:p text:style-name="P5">44.53</text:p>
          </table:table-cell>
        </table:table-row>
        <table:table-row table:style-name="Tabelle1.1">
          <table:table-cell table:style-name="Tabelle1.A2" office:value-type="string">
            <text:p text:style-name="P25">ይትካሐድ</text:p>
          </table:table-cell>
          <table:table-cell table:style-name="Tabelle1.A2" office:value-type="string">
            <text:p text:style-name="P24">y<text:span text:style-name="T12">ǝ</text:span>tk<text:span text:style-name="T12">ā</text:span><text:span text:style-name="T41">ḥ</text:span><text:span text:style-name="T35">ad</text:span></text:p>
          </table:table-cell>
          <table:table-cell table:style-name="Tabelle1.A2" office:value-type="string">
            <text:p text:style-name="P24">y<text:span text:style-name="T12">ǝ</text:span>t1<text:span text:style-name="T12">ā</text:span>La3</text:p>
          </table:table-cell>
          <table:table-cell table:style-name="Tabelle1.D7" office:value-type="string">
            <text:p text:style-name="P12">II<text:span text:style-name="T2">I</text:span>,<text:span text:style-name="T2">3</text:span> Imperf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ይትካሐድ</text:p>
          </table:table-cell>
          <table:table-cell table:style-name="Tabelle1.A2" office:value-type="string">
            <text:p text:style-name="P24">y<text:span text:style-name="T12">ǝ</text:span>tk<text:span text:style-name="T12">ā</text:span><text:span text:style-name="T41">ḥ</text:span><text:span text:style-name="T35">ad</text:span></text:p>
          </table:table-cell>
          <table:table-cell table:style-name="Tabelle1.A2" office:value-type="string">
            <text:p text:style-name="P24">y<text:span text:style-name="T12">ǝ</text:span>t1<text:span text:style-name="T12">ā</text:span>La3</text:p>
          </table:table-cell>
          <table:table-cell table:style-name="Tabelle1.D7" office:value-type="string">
            <text:p text:style-name="P12">II<text:span text:style-name="T2">I</text:span>,<text:span text:style-name="T2">3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ካሐድ</text:p>
          </table:table-cell>
          <table:table-cell table:style-name="Tabelle1.A2" office:value-type="string">
            <text:p text:style-name="P24">tak<text:span text:style-name="T12">ā</text:span><text:span text:style-name="T41">ḥ</text:span><text:span text:style-name="T35">ad</text:span></text:p>
          </table:table-cell>
          <table:table-cell table:style-name="Tabelle1.A2" office:value-type="string">
            <text:p text:style-name="P23">ta1<text:span text:style-name="T19">ā</text:span><text:span text:style-name="T2">La3</text:span></text:p>
          </table:table-cell>
          <table:table-cell table:style-name="Tabelle1.D7" office:value-type="string">
            <text:p text:style-name="P12">II<text:span text:style-name="T2">I,3</text:span>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ተካሒዶ</text:p>
          </table:table-cell>
          <table:table-cell table:style-name="Tabelle1.A2" office:value-type="string">
            <text:p text:style-name="P24">tak<text:span text:style-name="T12">ā</text:span><text:span text:style-name="T41">ḥ</text:span><text:span text:style-name="T35">ido</text:span></text:p>
          </table:table-cell>
          <table:table-cell table:style-name="Tabelle1.A2" office:value-type="string">
            <text:p text:style-name="P23">ta1<text:span text:style-name="T19">ā</text:span><text:span text:style-name="T2">Li3o</text:span></text:p>
          </table:table-cell>
          <table:table-cell table:style-name="Tabelle1.D7" office:value-type="string">
            <text:p text:style-name="P12">II,<text:span text:style-name="T2">3</text:span> Gerund. 3 m. sg.</text:p>
          </table:table-cell>
          <table:table-cell table:style-name="Tabelle1.E2" office:value-type="string">
            <text:p text:style-name="P5"/>
          </table:table-cell>
        </table:table-row>
        <text:soft-page-break/>
        <table:table-row table:style-name="Tabelle1.1">
          <table:table-cell table:style-name="Tabelle1.A2" office:value-type="string">
            <text:p text:style-name="P25">ተካሕዶ</text:p>
            <text:p text:style-name="P25">ተካሕዶት</text:p>
          </table:table-cell>
          <table:table-cell table:style-name="Tabelle1.A2" office:value-type="string">
            <text:p text:style-name="P24">tak<text:span text:style-name="T12">ā</text:span><text:span text:style-name="T41">ḥ</text:span><text:span text:style-name="T12">ǝ</text:span>do</text:p>
            <text:p text:style-name="P24"><text:span text:style-name="T12">takā</text:span><text:span text:style-name="T41">ḥ</text:span><text:span text:style-name="T12">ǝdot</text:span></text:p>
          </table:table-cell>
          <table:table-cell table:style-name="Tabelle1.A2" office:value-type="string">
            <text:p text:style-name="P10"><text:span text:style-name="T3">t</text:span>a1ā<text:span text:style-name="T3">L</text:span>ǝ3o</text:p>
            <text:p text:style-name="P10">ta1ā<text:span text:style-name="T3">L</text:span>ǝ3o<text:span text:style-name="T3">t</text:span></text:p>
          </table:table-cell>
          <table:table-cell table:style-name="Tabelle1.D7" office:value-type="string">
            <text:p text:style-name="P12">III,<text:span text:style-name="T2">3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1">አስተርሐቀ</text:p>
          </table:table-cell>
          <table:table-cell table:style-name="Tabelle1.A2" office:value-type="string">
            <text:p text:style-name="P52"><text:span text:style-name="T41">ʾa</text:span><text:span text:style-name="T35">star</text:span><text:span text:style-name="T41">ḥ</text:span><text:span text:style-name="T35">aqa</text:span></text:p>
          </table:table-cell>
          <table:table-cell table:style-name="Tabelle1.A2" office:value-type="string">
            <text:p text:style-name="P52"><text:span text:style-name="T41">ʾa</text:span><text:span text:style-name="T35">sta1La3a</text:span></text:p>
          </table:table-cell>
          <table:table-cell table:style-name="Tabelle1.D7" office:value-type="string">
            <text:p text:style-name="P56">I<text:span text:style-name="T2">V</text:span>,<text:span text:style-name="T2">1a</text:span> Perf. 3 m. sg.</text:p>
          </table:table-cell>
          <table:table-cell table:style-name="Tabelle1.E2" office:value-type="string">
            <text:p text:style-name="P5">44.53</text:p>
          </table:table-cell>
        </table:table-row>
        <table:table-row table:style-name="Tabelle1.1">
          <table:table-cell table:style-name="Tabelle1.D7" office:value-type="string">
            <text:p text:style-name="P41">አስተረሐቀ</text:p>
          </table:table-cell>
          <table:table-cell table:style-name="Tabelle1.D7" office:value-type="string">
            <text:p text:style-name="P52"><text:span text:style-name="T41">ʾa</text:span><text:span text:style-name="T35">stara</text:span><text:span text:style-name="T41">ḥ</text:span><text:span text:style-name="T35">aqa</text:span></text:p>
          </table:table-cell>
          <table:table-cell table:style-name="Tabelle1.D7" office:value-type="string">
            <text:p text:style-name="P52"><text:span text:style-name="T41">ʾa</text:span><text:span text:style-name="T35">sta1aLa3a</text:span></text:p>
          </table:table-cell>
          <table:table-cell table:style-name="Tabelle1.D7" office:value-type="string">
            <text:p text:style-name="P56">I<text:span text:style-name="T2">V</text:span>,<text:span text:style-name="T2">1b</text:span> Perf. 3 m. sg.</text:p>
          </table:table-cell>
          <table:table-cell table:style-name="Tabelle1.E2" office:value-type="string">
            <text:p text:style-name="P32">Cp. also Cross, p. 61, and Dil-Bez, Tab. V.</text:p>
          </table:table-cell>
        </table:table-row>
        <table:table-row table:style-name="Tabelle1.1">
          <table:table-cell table:style-name="Tabelle1.A2" office:value-type="string">
            <text:p text:style-name="P25">ያስተርሕቅ</text:p>
          </table:table-cell>
          <table:table-cell table:style-name="Tabelle1.A2" office:value-type="string">
            <text:p text:style-name="P24">yāsta<text:span text:style-name="T35">r</text:span><text:span text:style-name="T12">ǝ</text:span><text:span text:style-name="T41">ḥ</text:span><text:span text:style-name="T12">ǝ</text:span>q / yāstar<text:span text:style-name="T12">ḥǝ</text:span>q</text:p>
          </table:table-cell>
          <table:table-cell table:style-name="Tabelle1.A2" office:value-type="string">
            <text:p text:style-name="P24">yāsta1<text:span text:style-name="T12">ǝ</text:span>L<text:span text:style-name="T12">ǝ</text:span>3</text:p>
          </table:table-cell>
          <table:table-cell table:style-name="Tabelle1.D7" office:value-type="string">
            <text:p text:style-name="P12"><text:span text:style-name="T2">IV</text:span>,<text:span text:style-name="T2">1</text:span> Imperf. 3 m. sg.</text:p>
          </table:table-cell>
          <table:table-cell table:style-name="Tabelle1.E2" office:value-type="string">
            <text:p text:style-name="P5">44.53</text:p>
          </table:table-cell>
        </table:table-row>
        <table:table-row table:style-name="Tabelle1.1">
          <table:table-cell table:style-name="Tabelle1.A2" office:value-type="string">
            <text:p text:style-name="P25">ያስተርሕቅ</text:p>
          </table:table-cell>
          <table:table-cell table:style-name="Tabelle1.A2" office:value-type="string">
            <text:p text:style-name="P24">yāsta<text:span text:style-name="T35">r</text:span><text:span text:style-name="T41">ḥ</text:span><text:span text:style-name="T12">ǝ</text:span>q</text:p>
          </table:table-cell>
          <table:table-cell table:style-name="Tabelle1.A2" office:value-type="string">
            <text:p text:style-name="P24">yāsta1L<text:span text:style-name="T12">ǝ</text:span>3</text:p>
          </table:table-cell>
          <table:table-cell table:style-name="Tabelle1.D7" office:value-type="string">
            <text:p text:style-name="P12"><text:span text:style-name="T2">IV</text:span>,<text:span text:style-name="T2">1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ስተርሕቅ</text:p>
          </table:table-cell>
          <table:table-cell table:style-name="Tabelle1.A2" office:value-type="string">
            <text:p text:style-name="P24"><text:span text:style-name="T41">ʾa</text:span><text:span text:style-name="T35">star</text:span><text:span text:style-name="T41">ḥ</text:span><text:span text:style-name="T12">ǝ</text:span>q</text:p>
          </table:table-cell>
          <table:table-cell table:style-name="Tabelle1.A2" office:value-type="string">
            <text:p text:style-name="P24"><text:span text:style-name="T41">ʾa</text:span><text:span text:style-name="T35">sta</text:span>1L<text:span text:style-name="T12">ǝ</text:span>3</text:p>
          </table:table-cell>
          <table:table-cell table:style-name="Tabelle1.D7" office:value-type="string">
            <text:p text:style-name="P12"><text:span text:style-name="T2">IV,1</text:span> Impera. 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ስተርሒቆ</text:p>
          </table:table-cell>
          <table:table-cell table:style-name="Tabelle1.A2" office:value-type="string">
            <text:p text:style-name="P24"><text:span text:style-name="T41">ʾa</text:span><text:span text:style-name="T35">star</text:span><text:span text:style-name="T41">ḥ</text:span><text:span text:style-name="T35">iqo</text:span></text:p>
          </table:table-cell>
          <table:table-cell table:style-name="Tabelle1.A2" office:value-type="string">
            <text:p text:style-name="P24"><text:span text:style-name="T41">ʾa</text:span><text:span text:style-name="T35">sta1Li3o</text:span></text:p>
          </table:table-cell>
          <table:table-cell table:style-name="Tabelle1.D7" office:value-type="string">
            <text:p text:style-name="P12">IV,<text:span text:style-name="T2">1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D7" office:value-type="string">
            <text:p text:style-name="P25">አስተርሕቆ</text:p>
            <text:p text:style-name="P25">አስተርሕቆት</text:p>
          </table:table-cell>
          <table:table-cell table:style-name="Tabelle1.D7" office:value-type="string">
            <text:p text:style-name="P10">ʾastarḥǝqo</text:p>
            <text:p text:style-name="P24"><text:span text:style-name="T41">ʾa</text:span><text:span text:style-name="T35">star</text:span><text:span text:style-name="T41">ḥ</text:span><text:span text:style-name="T12">ǝ</text:span>qot</text:p>
          </table:table-cell>
          <table:table-cell table:style-name="Tabelle1.A2" office:value-type="string">
            <text:p text:style-name="P24"><text:span text:style-name="T41">ʾ</text:span><text:span text:style-name="T12">asta</text:span>1L<text:span text:style-name="T12">ǝ</text:span>3o</text:p>
            <text:p text:style-name="P24"><text:span text:style-name="T41">ʾ</text:span><text:span text:style-name="T12">asta</text:span>1L<text:span text:style-name="T12">ǝ</text:span>3ot</text:p>
          </table:table-cell>
          <table:table-cell table:style-name="Tabelle1.D7" office:value-type="string">
            <text:p text:style-name="P12">IV,<text:span text:style-name="T2">1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1">አስተረሐቀ</text:p>
          </table:table-cell>
          <table:table-cell table:style-name="Tabelle1.A2" office:value-type="string">
            <text:p text:style-name="P36"><text:span text:style-name="T35">ʾ</text:span>asta<text:span text:style-name="T46">ra</text:span><text:span text:style-name="T35">ḥa</text:span><text:span text:style-name="T3">qa</text:span></text:p>
          </table:table-cell>
          <table:table-cell table:style-name="Tabelle1.A2" office:value-type="string">
            <text:p text:style-name="P36"><text:span text:style-name="T35">ʾ</text:span>asta1a<text:span text:style-name="T3">L</text:span>a3a</text:p>
          </table:table-cell>
          <table:table-cell table:style-name="Tabelle1.D7" office:value-type="string">
            <text:p text:style-name="P56">I<text:span text:style-name="T2">V</text:span>,2 Perf. 3 m. sg.</text:p>
          </table:table-cell>
          <table:table-cell table:style-name="Tabelle1.E85" office:value-type="string">
            <text:p text:style-name="P27">__</text:p>
          </table:table-cell>
        </table:table-row>
        <table:table-row table:style-name="Tabelle1.1">
          <table:table-cell table:style-name="Tabelle1.D7" office:value-type="string">
            <text:p text:style-name="P15">ያስተሬሕቅ </text:p>
          </table:table-cell>
          <table:table-cell table:style-name="Tabelle1.D7" office:value-type="string">
            <text:p text:style-name="P24">yāstare<text:span text:style-name="T41">ḥ</text:span><text:span text:style-name="T12">ǝ</text:span>q</text:p>
          </table:table-cell>
          <table:table-cell table:style-name="Tabelle1.D7" office:value-type="string">
            <text:p text:style-name="P24">yāsta1eL<text:span text:style-name="T12">ǝ</text:span>3</text:p>
          </table:table-cell>
          <table:table-cell table:style-name="Tabelle1.D7" office:value-type="string">
            <text:p text:style-name="P12"><text:span text:style-name="T2">IV</text:span>,<text:span text:style-name="T2">2</text:span> Imperf. 3 m. sg.</text:p>
          </table:table-cell>
          <table:table-cell table:style-name="Tabelle1.E2" office:value-type="string">
            <text:p text:style-name="P31"/>
          </table:table-cell>
        </table:table-row>
        <table:table-row table:style-name="Tabelle1.87">
          <table:table-cell table:style-name="Tabelle1.A2" office:value-type="string">
            <text:p text:style-name="P15">ያስተ<text:span text:style-name="T56">ረ</text:span>ሕቅ</text:p>
          </table:table-cell>
          <table:table-cell table:style-name="Tabelle1.A2" office:value-type="string">
            <text:p text:style-name="P24">yāstara<text:span text:style-name="T41">ḥ</text:span><text:span text:style-name="T12">ǝ</text:span>q</text:p>
          </table:table-cell>
          <table:table-cell table:style-name="Tabelle1.A2" office:value-type="string">
            <text:p text:style-name="P24">yāsta1aL<text:span text:style-name="T12">ǝ</text:span>3</text:p>
          </table:table-cell>
          <table:table-cell table:style-name="Tabelle1.D7" office:value-type="string">
            <text:p text:style-name="P12"><text:span text:style-name="T2">IV</text:span>,<text:span text:style-name="T2">2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ስተረሕቅ</text:p>
          </table:table-cell>
          <table:table-cell table:style-name="Tabelle1.A2" office:value-type="string">
            <text:p text:style-name="P24">āstara<text:span text:style-name="T41">ḥ</text:span><text:span text:style-name="T12">ǝ</text:span>q</text:p>
          </table:table-cell>
          <table:table-cell table:style-name="Tabelle1.A2" office:value-type="string">
            <text:p text:style-name="P24"><text:span text:style-name="T41">ʾ</text:span><text:span text:style-name="T12">asta</text:span>1aL<text:span text:style-name="T12">ǝ</text:span>3</text:p>
          </table:table-cell>
          <table:table-cell table:style-name="Tabelle1.D7" office:value-type="string">
            <text:p text:style-name="P12"><text:span text:style-name="T2">IV,2</text:span> Impera. 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ስተረሒቆ</text:p>
          </table:table-cell>
          <table:table-cell table:style-name="Tabelle1.A2" office:value-type="string">
            <text:p text:style-name="P24">āstara<text:span text:style-name="T41">ḥi</text:span>qo</text:p>
          </table:table-cell>
          <table:table-cell table:style-name="Tabelle1.A2" office:value-type="string">
            <text:p text:style-name="P24"><text:span text:style-name="T35">ʾ</text:span>asta1aLǝ3o</text:p>
          </table:table-cell>
          <table:table-cell table:style-name="Tabelle1.D7" office:value-type="string">
            <text:p text:style-name="P12">IV,<text:span text:style-name="T2">2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<text:span text:style-name="T28">ስተረሕቆ</text:span></text:p>
            <text:p text:style-name="P26">አስተረሕቆት</text:p>
          </table:table-cell>
          <table:table-cell table:style-name="Tabelle1.A2" office:value-type="string">
            <text:p text:style-name="P24">āstara<text:span text:style-name="T41">ḥ</text:span><text:span text:style-name="T12">ǝ</text:span>qo</text:p>
            <text:p text:style-name="P24">āstara<text:span text:style-name="T41">ḥ</text:span><text:span text:style-name="T12">ǝ</text:span>qot</text:p>
          </table:table-cell>
          <table:table-cell table:style-name="Tabelle1.A2" office:value-type="string">
            <text:p text:style-name="P24"><text:span text:style-name="T41">ʾ</text:span><text:span text:style-name="T12">asta</text:span>1aL<text:span text:style-name="T12">ǝ</text:span>3o</text:p>
            <text:p text:style-name="P24"><text:span text:style-name="T41">ʾ</text:span><text:span text:style-name="T12">asta</text:span>1aL<text:span text:style-name="T12">ǝ</text:span>3ot</text:p>
          </table:table-cell>
          <table:table-cell table:style-name="Tabelle1.D7" office:value-type="string">
            <text:p text:style-name="P12">IV,2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5"><text:s/><text:span text:style-name="T59">አስተዋሐደ</text:span></text:p>
          </table:table-cell>
          <table:table-cell table:style-name="Tabelle1.A2" office:value-type="string">
            <text:p text:style-name="P52"><text:span text:style-name="T35">ʾ</text:span>astawā<text:span text:style-name="T41">ḥ</text:span>ada</text:p>
          </table:table-cell>
          <table:table-cell table:style-name="Tabelle1.A2" office:value-type="string">
            <text:p text:style-name="P36"><text:span text:style-name="T35">ʾ</text:span>asta1<text:span text:style-name="T3">āL</text:span>a3a</text:p>
          </table:table-cell>
          <table:table-cell table:style-name="Tabelle1.D7" office:value-type="string">
            <text:p text:style-name="P13">I<text:span text:style-name="T2">V</text:span>,3 Perf. 3 m. sg.</text:p>
          </table:table-cell>
          <table:table-cell table:style-name="Tabelle1.E2" office:value-type="string">
            <text:p text:style-name="P5">44.53</text:p>
          </table:table-cell>
        </table:table-row>
        <table:table-row table:style-name="Tabelle1.1">
          <table:table-cell table:style-name="Tabelle1.A2" office:value-type="string">
            <text:p text:style-name="P25">ያስተዋሕድ</text:p>
          </table:table-cell>
          <table:table-cell table:style-name="Tabelle1.A2" office:value-type="string">
            <text:p text:style-name="P10"><text:span text:style-name="T46">y</text:span><text:span text:style-name="T3">ā</text:span>staw<text:span text:style-name="T3">ā</text:span><text:span text:style-name="T35">ḥ</text:span>ǝ<text:span text:style-name="T3">d</text:span></text:p>
          </table:table-cell>
          <table:table-cell table:style-name="Tabelle1.A2" office:value-type="string">
            <text:p text:style-name="P10"><text:span text:style-name="T46">y</text:span><text:span text:style-name="T3">ā</text:span>sta1<text:span text:style-name="T3">āL</text:span>ǝ3</text:p>
          </table:table-cell>
          <table:table-cell table:style-name="Tabelle1.D7" office:value-type="string">
            <text:p text:style-name="P12"><text:span text:style-name="T2">IV</text:span>,<text:span text:style-name="T2">3</text:span> Imperf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ያስተዋሕድ</text:p>
          </table:table-cell>
          <table:table-cell table:style-name="Tabelle1.A2" office:value-type="string">
            <text:p text:style-name="P10"><text:span text:style-name="T46">y</text:span><text:span text:style-name="T3">ā</text:span>staw<text:span text:style-name="T3">ā</text:span><text:span text:style-name="T35">ḥ</text:span>ǝ<text:span text:style-name="T3">d</text:span></text:p>
          </table:table-cell>
          <table:table-cell table:style-name="Tabelle1.A2" office:value-type="string">
            <text:p text:style-name="P10"><text:span text:style-name="T3">yā</text:span>sta1<text:span text:style-name="T3">āL</text:span>ǝ3</text:p>
          </table:table-cell>
          <table:table-cell table:style-name="Tabelle1.D7" office:value-type="string">
            <text:p text:style-name="P12"><text:span text:style-name="T2">IV</text:span>,<text:span text:style-name="T2">3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ስተዋሕድ</text:p>
          </table:table-cell>
          <table:table-cell table:style-name="Tabelle1.A2" office:value-type="string">
            <text:p text:style-name="P24"><text:span text:style-name="T35">ʾ</text:span>astawā<text:span text:style-name="T41">ḥ</text:span><text:span text:style-name="T12">ǝd</text:span></text:p>
          </table:table-cell>
          <table:table-cell table:style-name="Tabelle1.A2" office:value-type="string">
            <text:p text:style-name="P24"><text:span text:style-name="T35">ʾ</text:span>asta1āL<text:span text:style-name="T12">ǝ</text:span>3</text:p>
          </table:table-cell>
          <table:table-cell table:style-name="Tabelle1.D7" office:value-type="string">
            <text:p text:style-name="P12"><text:span text:style-name="T2">IV,3</text:span> Impera. 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ስተዋሒዶ</text:p>
          </table:table-cell>
          <table:table-cell table:style-name="Tabelle1.A2" office:value-type="string">
            <text:p text:style-name="P24"><text:span text:style-name="T35">ʾ</text:span>astawā<text:span text:style-name="T41">ḥ</text:span>ido</text:p>
          </table:table-cell>
          <table:table-cell table:style-name="Tabelle1.A2" office:value-type="string">
            <text:p text:style-name="P24"><text:span text:style-name="T35">ʾ</text:span>asta1āLi3o</text:p>
          </table:table-cell>
          <table:table-cell table:style-name="Tabelle1.D7" office:value-type="string">
            <text:p text:style-name="P12">IV,<text:span text:style-name="T2">3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5">አስተዋሕዶ</text:p>
            <text:p text:style-name="P25">አስተዋሕዶት</text:p>
          </table:table-cell>
          <table:table-cell table:style-name="Tabelle1.A2" office:value-type="string">
            <text:p text:style-name="P24"><text:span text:style-name="T35">ʾ</text:span>astawā<text:span text:style-name="T41">ḥ</text:span><text:span text:style-name="T12">ǝd</text:span>o</text:p>
            <text:p text:style-name="P24"><text:span text:style-name="T35">ʾ</text:span>astawā<text:span text:style-name="T41">ḥ</text:span><text:span text:style-name="T12">ǝd</text:span>ot</text:p>
          </table:table-cell>
          <table:table-cell table:style-name="Tabelle1.A2" office:value-type="string">
            <text:p text:style-name="P24"><text:span text:style-name="T35">ʾ</text:span>asta1āL<text:span text:style-name="T12">ǝ</text:span>3o</text:p>
            <text:p text:style-name="P24"><text:span text:style-name="T35">ʾ</text:span>asta1āL<text:span text:style-name="T12">ǝ</text:span>3ot</text:p>
          </table:table-cell>
          <table:table-cell table:style-name="Tabelle1.D7" office:value-type="string">
            <text:p text:style-name="P12">IV,<text:span text:style-name="T2">3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agrazia Pisani</meta:initial-creator>
    <meta:creation-date>2014-12-09T15:58:45.47</meta:creation-date>
    <dc:date>2014-12-11T13:04:26.37</dc:date>
    <dc:creator>Vitagrazia Pisani</dc:creator>
    <meta:editing-duration>PT14H40M55S</meta:editing-duration>
    <meta:editing-cycles>94</meta:editing-cycles>
    <meta:generator>OpenOffice/4.1.1$Win32 OpenOffice.org_project/411m6$Build-9775</meta:generator>
    <meta:printed-by>Vitagrazia Pisani</meta:printed-by>
    <meta:print-date>2014-12-11T12:29:53.81</meta:print-date>
    <meta:document-statistic meta:table-count="1" meta:image-count="0" meta:object-count="0" meta:page-count="4" meta:paragraph-count="398" meta:word-count="728" meta:character-count="3861"/>
  </office:meta>
</office:document-meta>
</file>